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0.8472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40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93in" fo:break-before="auto" style:use-optimal-row-height="true"/>
    </style:style>
    <style:style style:name="ro3" style:family="table-row">
      <style:table-row-properties style:row-height="0.2008in" fo:break-before="auto" style:use-optimal-row-height="true"/>
    </style:style>
    <style:style style:name="ro4" style:family="table-row">
      <style:table-row-properties style:row-height="0.3965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4f81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20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=0" style:apply-style-name="ConditionalStyle_5f_214" style:base-cell-address="Sheet1.B12"/>
    </style:style>
    <style:style style:name="ce8" style:family="table-cell" style:parent-style-name="Default">
      <style:table-cell-properties fo:background-color="#ff5f5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5f5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2012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=0" style:apply-style-name="ConditionalStyle_5f_214" style:base-cell-address="Sheet1.B12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0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1">
      <style:table-cell-properties fo:background-color="#4f81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0111">
      <style:table-cell-properties fo:background-color="#4f81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4f81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1">
      <style:table-cell-properties fo:background-color="#4f81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10111">
      <style:table-cell-properties fo:background-color="#4f81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20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=0" style:apply-style-name="ConditionalStyle_5f_214" style:base-cell-address="Sheet1.B12"/>
    </style:style>
    <style:style style:name="ce29" style:family="table-cell" style:parent-style-name="Default">
      <style:map style:condition="cell-content()&lt;=0" style:apply-style-name="ConditionalStyle_5f_214" style:base-cell-address="Sheet1.B12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3" table:number-columns-repeated="19" table:default-cell-style-name="Default"/>
        <table:table-column table:style-name="co5" table:number-columns-repeated="980" table:default-cell-style-name="Default"/>
        <table:table-row table:style-name="ro1">
          <table:table-cell table:style-name="ce2" table:number-columns-repeated="11"/>
          <table:table-cell table:number-columns-repeated="1013"/>
        </table:table-row>
        <table:table-row table:style-name="ro2">
          <table:table-cell table:style-name="ce3" office:value-type="string" calcext:value-type="string">
            <text:p>Customer Name</text:p>
          </table:table-cell>
          <table:table-cell table:style-name="ce3" table:formula="of:=+['file:///home/laiba/Downloads/Nutrafi_MealPlan_Tracker%20-%2009Jan26.xlsx'#$Ishaq.B1]" office:value-type="string" office:string-value="Ishaq" calcext:value-type="string">
            <text:p>Ishaq</text:p>
          </table:table-cell>
          <table:table-cell table:style-name="ce8" table:formula="of:=+['file:///home/laiba/Downloads/Nutrafi_MealPlan_Tracker%20-%2009Jan26.xlsx'#$'muhammad brocooli'.B1]" office:value-type="string" office:string-value="Muhammad Brocooli" calcext:value-type="string">
            <text:p>Muhammad Brocooli</text:p>
          </table:table-cell>
          <table:table-cell table:style-name="ce10" table:formula="of:=+['file:///home/laiba/Downloads/Nutrafi_MealPlan_Tracker%20-%2009Jan26.xlsx'#$esknder.B1]" office:value-type="string" office:string-value="Esknder" calcext:value-type="string">
            <text:p>Esknder</text:p>
          </table:table-cell>
          <table:table-cell table:style-name="ce3" table:formula="of:=+['file:///home/laiba/Downloads/Nutrafi_MealPlan_Tracker%20-%2009Jan26.xlsx'#$Anood.B1]" office:value-type="string" office:string-value="Anood" calcext:value-type="string">
            <text:p>Anood</text:p>
          </table:table-cell>
          <table:table-cell table:style-name="ce3" table:formula="of:=+['file:///home/laiba/Downloads/Nutrafi_MealPlan_Tracker%20-%2009Jan26.xlsx'#$NADA.B1]" office:value-type="string" office:string-value="NADA" calcext:value-type="string">
            <text:p>NADA</text:p>
          </table:table-cell>
          <table:table-cell table:style-name="ce3" table:formula="of:=+['file:///home/laiba/Downloads/Nutrafi_MealPlan_Tracker%20-%2009Jan26.xlsx'#$Garry.B1]" office:value-type="string" office:string-value="Garry" calcext:value-type="string">
            <text:p>Garry</text:p>
          </table:table-cell>
          <table:table-cell table:style-name="ce3" table:formula="of:=+['file:///home/laiba/Downloads/Nutrafi_MealPlan_Tracker%20-%2009Jan26.xlsx'#$Yani.B1]" office:value-type="string" office:string-value="Yani" calcext:value-type="string">
            <text:p>Yani</text:p>
          </table:table-cell>
          <table:table-cell table:style-name="ce11" table:formula="of:=+['file:///home/laiba/Downloads/Nutrafi_MealPlan_Tracker%20-%2009Jan26.xlsx'#$'suleman zeina'.B1]" office:value-type="string" office:string-value="souleiman zeina" calcext:value-type="string">
            <text:p>souleiman zeina</text:p>
          </table:table-cell>
          <table:table-cell table:style-name="ce3" table:formula="of:=+['file:///home/laiba/Downloads/Nutrafi_MealPlan_Tracker%20-%2009Jan26.xlsx'#$nisreen.B1]" office:value-type="string" office:string-value="Nisreen" calcext:value-type="string">
            <text:p>Nisreen</text:p>
          </table:table-cell>
          <table:table-cell table:style-name="ce3" table:formula="of:=+['file:///home/laiba/Downloads/Nutrafi_MealPlan_Tracker%20-%2009Jan26.xlsx'#$Thubaa.B1]" office:value-type="string" office:string-value="Thubaa" calcext:value-type="string">
            <text:p>Thubaa</text:p>
          </table:table-cell>
          <table:table-cell table:style-name="ce8" table:formula="of:=+['file:///home/laiba/Downloads/Nutrafi_MealPlan_Tracker%20-%2009Jan26.xlsx'#$saksham.B1]" office:value-type="string" office:string-value="saksham" calcext:value-type="string">
            <text:p>saksham</text:p>
          </table:table-cell>
          <table:table-cell table:style-name="ce3" table:formula="of:=+['file:///home/laiba/Downloads/Nutrafi_MealPlan_Tracker%20-%2009Jan26.xlsx'#$'Muhammad Brocooli 1'.B1]" office:value-type="string" office:string-value="Muhammad Brocooli 1" calcext:value-type="string">
            <text:p>Muhammad Brocooli 1</text:p>
          </table:table-cell>
          <table:table-cell table:style-name="ce3" table:formula="of:=+['file:///home/laiba/Downloads/Nutrafi_MealPlan_Tracker%20-%2009Jan26.xlsx'#$Najat.B1]" office:value-type="string" office:string-value="Najat" calcext:value-type="string">
            <text:p>Najat</text:p>
          </table:table-cell>
          <table:table-cell table:style-name="ce3" table:formula="of:=+['file:///home/laiba/Downloads/Nutrafi_MealPlan_Tracker%20-%2009Jan26.xlsx'#$Adel.B1]" office:value-type="string" office:string-value="Adel" calcext:value-type="string">
            <text:p>Adel</text:p>
          </table:table-cell>
          <table:table-cell table:style-name="ce3" table:formula="of:=['file:///home/laiba/Downloads/Nutrafi_MealPlan_Tracker%20-%2009Jan26.xlsx'#$'umer '.B1]" office:value-type="string" office:string-value="umer" calcext:value-type="string">
            <text:p>umer</text:p>
          </table:table-cell>
          <table:table-cell table:style-name="ce3" table:formula="of:=['file:///home/laiba/Downloads/Nutrafi_MealPlan_Tracker%20-%2009Jan26.xlsx'#$'Adel Jan'.B1]" office:value-type="string" office:string-value="Adel January" calcext:value-type="string">
            <text:p>Adel January</text:p>
          </table:table-cell>
          <table:table-cell table:style-name="ce3" table:formula="of:=['file:///home/laiba/Downloads/Nutrafi_MealPlan_Tracker%20-%2009Jan26.xlsx'#$Sabeen.B1]" office:value-type="string" office:string-value="Sabeen" calcext:value-type="string">
            <text:p>Sabeen</text:p>
          </table:table-cell>
          <table:table-cell table:style-name="ce19" table:formula="of:=['file:///home/laiba/Downloads/Nutrafi_MealPlan_Tracker%20-%2009Jan26.xlsx'#$Soufiane.B1]" office:value-type="string" office:string-value="Soufiane" calcext:value-type="string">
            <text:p>Soufiane</text:p>
          </table:table-cell>
          <table:table-cell table:style-name="ce3" table:formula="of:=['file:///home/laiba/Downloads/Nutrafi_MealPlan_Tracker%20-%2009Jan26.xlsx'#$Jeboi.B1]" office:value-type="string" office:string-value="Jeboi" calcext:value-type="string">
            <text:p>Jeboi</text:p>
          </table:table-cell>
          <table:table-cell table:style-name="ce19" table:formula="of:=['file:///home/laiba/Downloads/Nutrafi_MealPlan_Tracker%20-%2009Jan26.xlsx'#$SABA.B1]" office:value-type="string" office:string-value="SABA" calcext:value-type="string">
            <text:p>SABA</text:p>
          </table:table-cell>
          <table:table-cell table:style-name="ce3" table:formula="of:=['file:///home/laiba/Downloads/Nutrafi_MealPlan_Tracker%20-%2009Jan26.xlsx'#$Roger.B1]" office:value-type="string" office:string-value="Roger" calcext:value-type="string">
            <text:p>Roger</text:p>
          </table:table-cell>
          <table:table-cell table:style-name="ce3" table:formula="of:=['file:///home/laiba/Downloads/Nutrafi_MealPlan_Tracker%20-%2009Jan26.xlsx'#$meera.B1]" office:value-type="string" office:string-value="Meera" calcext:value-type="string">
            <text:p>Meera</text:p>
          </table:table-cell>
          <table:table-cell table:style-name="ce11" table:formula="of:=['file:///home/laiba/Downloads/Nutrafi_MealPlan_Tracker%20-%2009Jan26.xlsx'#$Feryal.B1]" office:value-type="string" office:string-value="Feryal" calcext:value-type="string">
            <text:p>Feryal</text:p>
          </table:table-cell>
          <table:table-cell table:style-name="ce3" table:formula="of:=['file:///home/laiba/Downloads/Nutrafi_MealPlan_Tracker%20-%2009Jan26.xlsx'#$ayesha.B1]" office:value-type="string" office:string-value="Ayesha" calcext:value-type="string">
            <text:p>Ayesha</text:p>
          </table:table-cell>
          <table:table-cell table:style-name="ce3" table:formula="of:=['file:///home/laiba/Downloads/Nutrafi_MealPlan_Tracker%20-%2009Jan26.xlsx'#$'NADA January'.B1]" office:value-type="string" office:string-value="NADA 1" calcext:value-type="string">
            <text:p>NADA 1</text:p>
          </table:table-cell>
          <table:table-cell table:style-name="ce3" table:formula="of:=['file:///home/laiba/Downloads/Nutrafi_MealPlan_Tracker%20-%2009Jan26.xlsx'#$'Saksham January'.B1]" office:value-type="string" office:string-value="saksham" calcext:value-type="string">
            <text:p>saksham</text:p>
          </table:table-cell>
          <table:table-cell table:style-name="ce3" table:formula="of:=['file:///home/laiba/Downloads/Nutrafi_MealPlan_Tracker%20-%2009Jan26.xlsx'#$'Soufiane new'.B1]" office:value-type="string" office:string-value="Soufiane" calcext:value-type="string">
            <text:p>Soufiane</text:p>
          </table:table-cell>
          <table:table-cell table:style-name="ce3" table:formula="of:=['file:///home/laiba/Downloads/Nutrafi_MealPlan_Tracker%20-%2009Jan26.xlsx'#$'SABA New'.B1]" office:value-type="string" office:string-value="SABA" calcext:value-type="string">
            <text:p>SABA</text:p>
          </table:table-cell>
          <table:table-cell table:style-name="ce3" table:formula="of:=['file:///home/laiba/Downloads/Nutrafi_MealPlan_Tracker%20-%2009Jan26.xlsx'#$chahat.B1]" office:value-type="string" office:string-value="chahat" calcext:value-type="string">
            <text:p>chahat</text:p>
          </table:table-cell>
          <table:table-cell table:style-name="ce3" table:formula="of:=['file:///home/laiba/Downloads/Nutrafi_MealPlan_Tracker%20-%2009Jan26.xlsx'#$'Al Hosni'.B1]" office:value-type="string" office:string-value="Muhmmad al hosni" calcext:value-type="string">
            <text:p>Muhmmad al hosni</text:p>
          </table:table-cell>
          <table:table-cell table:style-name="ce3" table:formula="of:=['file:///home/laiba/Downloads/Nutrafi_MealPlan_Tracker%20-%2009Jan26.xlsx'#$shamma.B1]" office:value-type="string" office:string-value="shamma" calcext:value-type="string">
            <text:p>shamma</text:p>
          </table:table-cell>
          <table:table-cell table:style-name="ce3" table:formula="of:=['file:///home/laiba/Downloads/Nutrafi_MealPlan_Tracker%20-%2009Jan26.xlsx'#$juliana.B1]" office:value-type="string" office:string-value="juliana" calcext:value-type="string">
            <text:p>juliana</text:p>
          </table:table-cell>
          <table:table-cell table:style-name="ce3" table:formula="of:=['file:///home/laiba/Downloads/Nutrafi_MealPlan_Tracker%20-%2009Jan26.xlsx'#$'fatima Media city'.B1]" office:value-type="string" office:string-value="fatima Media City" calcext:value-type="string">
            <text:p>fatima Media City</text:p>
          </table:table-cell>
          <table:table-cell table:style-name="ce3" table:formula="of:=['file:///home/laiba/Downloads/Nutrafi_MealPlan_Tracker%20-%2009Jan26.xlsx'#$Muhammad.B1]" office:value-type="string" office:string-value="Muhammad" calcext:value-type="string">
            <text:p>Muhammad</text:p>
          </table:table-cell>
          <table:table-cell table:style-name="ce3" table:formula="of:=['file:///home/laiba/Downloads/Nutrafi_MealPlan_Tracker%20-%2009Jan26.xlsx'#$'suleman zeina 1'.B1]" office:value-type="string" office:string-value="souleiman zeina" calcext:value-type="string">
            <text:p>souleiman zeina</text:p>
          </table:table-cell>
          <table:table-cell table:style-name="ce3" table:formula="of:=['file:///home/laiba/Downloads/Nutrafi_MealPlan_Tracker%20-%2009Jan26.xlsx'#$'Muhammad Brocooli 1'.G1]" office:value-type="string" office:string-value="Muhammad Brocooli 1" calcext:value-type="string">
            <text:p>Muhammad Brocooli 1</text:p>
          </table:table-cell>
          <table:table-cell table:style-name="ce3" table:formula="of:=['file:///home/laiba/Downloads/Nutrafi_MealPlan_Tracker%20-%2009Jan26.xlsx'#$Saif.B1]" office:value-type="string" office:string-value="Saif" calcext:value-type="string">
            <text:p>Saif</text:p>
          </table:table-cell>
          <table:table-cell table:style-name="ce23" table:formula="of:=['file:///home/laiba/Downloads/Nutrafi_MealPlan_Tracker%20-%2009Jan26.xlsx'#$Saud.B1]" office:value-type="string" office:string-value="Saud" calcext:value-type="string">
            <text:p>Saud</text:p>
          </table:table-cell>
          <table:table-cell table:style-name="ce23" table:formula="of:=['file:///home/laiba/Downloads/Nutrafi_MealPlan_Tracker%20-%2009Jan26.xlsx'#$ghazline.B1]" office:value-type="string" office:string-value="Ghazline" calcext:value-type="string">
            <text:p>Ghazline</text:p>
          </table:table-cell>
          <table:table-cell table:style-name="ce23" table:number-columns-repeated="2"/>
          <table:table-cell table:number-columns-repeated="982"/>
        </table:table-row>
        <table:table-row table:style-name="ro3">
          <table:table-cell table:style-name="ce4" office:value-type="string" calcext:value-type="string">
            <text:p>Meal Plan Type</text:p>
          </table:table-cell>
          <table:table-cell table:style-name="ce5" table:formula="of:=+['file:///home/laiba/Downloads/Nutrafi_MealPlan_Tracker%20-%2009Jan26.xlsx'#$Ishaq.B2]" office:value-type="string" office:string-value="Weekly" calcext:value-type="string">
            <text:p>Weekly</text:p>
          </table:table-cell>
          <table:table-cell table:style-name="ce5" table:formula="of:=+['file:///home/laiba/Downloads/Nutrafi_MealPlan_Tracker%20-%2009Jan26.xlsx'#$'muhammad brocooli'.B2]" office:value-type="string" office:string-value="Weekly" calcext:value-type="string">
            <text:p>Weekly</text:p>
          </table:table-cell>
          <table:table-cell table:style-name="ce5" table:formula="of:=+['file:///home/laiba/Downloads/Nutrafi_MealPlan_Tracker%20-%2009Jan26.xlsx'#$esknder.B2]" office:value-type="string" office:string-value="Weekly" calcext:value-type="string">
            <text:p>Weekly</text:p>
          </table:table-cell>
          <table:table-cell table:style-name="ce5" table:formula="of:=+['file:///home/laiba/Downloads/Nutrafi_MealPlan_Tracker%20-%2009Jan26.xlsx'#$Anood.B2]" office:value-type="string" office:string-value="Weekly" calcext:value-type="string">
            <text:p>Weekly</text:p>
          </table:table-cell>
          <table:table-cell table:style-name="ce5" table:formula="of:=+['file:///home/laiba/Downloads/Nutrafi_MealPlan_Tracker%20-%2009Jan26.xlsx'#$NADA.B2]" office:value-type="string" office:string-value="Monthly" calcext:value-type="string">
            <text:p>Monthly</text:p>
          </table:table-cell>
          <table:table-cell table:style-name="ce5" table:formula="of:=+['file:///home/laiba/Downloads/Nutrafi_MealPlan_Tracker%20-%2009Jan26.xlsx'#$Garry.B2]" office:value-type="string" office:string-value="Monthly" calcext:value-type="string">
            <text:p>Monthly</text:p>
          </table:table-cell>
          <table:table-cell table:style-name="ce5" table:formula="of:=+['file:///home/laiba/Downloads/Nutrafi_MealPlan_Tracker%20-%2009Jan26.xlsx'#$Yani.B2]" office:value-type="string" office:string-value="Monthly" calcext:value-type="string">
            <text:p>Monthly</text:p>
          </table:table-cell>
          <table:table-cell table:style-name="ce5" table:formula="of:=+['file:///home/laiba/Downloads/Nutrafi_MealPlan_Tracker%20-%2009Jan26.xlsx'#$'suleman zeina'.B2]" office:value-type="string" office:string-value="Monthly" calcext:value-type="string">
            <text:p>Monthly</text:p>
          </table:table-cell>
          <table:table-cell table:style-name="ce5" table:formula="of:=+['file:///home/laiba/Downloads/Nutrafi_MealPlan_Tracker%20-%2009Jan26.xlsx'#$nisreen.B2]" office:value-type="string" office:string-value="Monthly" calcext:value-type="string">
            <text:p>Monthly</text:p>
          </table:table-cell>
          <table:table-cell table:style-name="ce5" table:formula="of:=+['file:///home/laiba/Downloads/Nutrafi_MealPlan_Tracker%20-%2009Jan26.xlsx'#$Thubaa.B2]" office:value-type="string" office:string-value="Monthly" calcext:value-type="string">
            <text:p>Monthly</text:p>
          </table:table-cell>
          <table:table-cell table:style-name="ce12" table:formula="of:=+['file:///home/laiba/Downloads/Nutrafi_MealPlan_Tracker%20-%2009Jan26.xlsx'#$saksham.B2]" office:value-type="string" office:string-value="Monthly" calcext:value-type="string">
            <text:p>Monthly</text:p>
          </table:table-cell>
          <table:table-cell table:style-name="ce12" table:formula="of:=+['file:///home/laiba/Downloads/Nutrafi_MealPlan_Tracker%20-%2009Jan26.xlsx'#$'Muhammad Brocooli 1'.B2]" office:value-type="string" office:string-value="Monthly" calcext:value-type="string">
            <text:p>Monthly</text:p>
          </table:table-cell>
          <table:table-cell table:style-name="ce12" table:formula="of:=+['file:///home/laiba/Downloads/Nutrafi_MealPlan_Tracker%20-%2009Jan26.xlsx'#$Najat.B2]" office:value-type="string" office:string-value="Monthly" calcext:value-type="string">
            <text:p>Monthly</text:p>
          </table:table-cell>
          <table:table-cell table:style-name="ce12" table:formula="of:=+['file:///home/laiba/Downloads/Nutrafi_MealPlan_Tracker%20-%2009Jan26.xlsx'#$Adel.B2]" office:value-type="string" office:string-value="Monthly" calcext:value-type="string">
            <text:p>Monthly</text:p>
          </table:table-cell>
          <table:table-cell table:style-name="ce12" table:formula="of:=['file:///home/laiba/Downloads/Nutrafi_MealPlan_Tracker%20-%2009Jan26.xlsx'#$'umer '.B2]" office:value-type="string" office:string-value="Monthly" calcext:value-type="string">
            <text:p>Monthly</text:p>
          </table:table-cell>
          <table:table-cell table:style-name="ce16" table:formula="of:=['file:///home/laiba/Downloads/Nutrafi_MealPlan_Tracker%20-%2009Jan26.xlsx'#$'Adel Jan'.B2]" office:value-type="string" office:string-value="Monthly" calcext:value-type="string">
            <text:p>Monthly</text:p>
          </table:table-cell>
          <table:table-cell table:style-name="ce16" table:formula="of:=['file:///home/laiba/Downloads/Nutrafi_MealPlan_Tracker%20-%2009Jan26.xlsx'#$Sabeen.B2]" office:value-type="string" office:string-value="Weekly" calcext:value-type="string">
            <text:p>Weekly</text:p>
          </table:table-cell>
          <table:table-cell table:style-name="ce16" table:formula="of:=['file:///home/laiba/Downloads/Nutrafi_MealPlan_Tracker%20-%2009Jan26.xlsx'#$Soufiane.B2]" office:value-type="string" office:string-value="Weekly" calcext:value-type="string">
            <text:p>Weekly</text:p>
          </table:table-cell>
          <table:table-cell table:style-name="ce16" table:formula="of:=['file:///home/laiba/Downloads/Nutrafi_MealPlan_Tracker%20-%2009Jan26.xlsx'#$Jeboi.B2]" office:value-type="string" office:string-value="Monthly" calcext:value-type="string">
            <text:p>Monthly</text:p>
          </table:table-cell>
          <table:table-cell table:style-name="ce16" table:formula="of:=['file:///home/laiba/Downloads/Nutrafi_MealPlan_Tracker%20-%2009Jan26.xlsx'#$SABA.B2]" office:value-type="string" office:string-value="Weekly" calcext:value-type="string">
            <text:p>Weekly</text:p>
          </table:table-cell>
          <table:table-cell table:style-name="ce16" table:formula="of:=['file:///home/laiba/Downloads/Nutrafi_MealPlan_Tracker%20-%2009Jan26.xlsx'#$Roger.B2]" office:value-type="string" office:string-value="Monthly" calcext:value-type="string">
            <text:p>Monthly</text:p>
          </table:table-cell>
          <table:table-cell table:style-name="ce16" table:formula="of:=['file:///home/laiba/Downloads/Nutrafi_MealPlan_Tracker%20-%2009Jan26.xlsx'#$meera.B2]" office:value-type="string" office:string-value="Weekly" calcext:value-type="string">
            <text:p>Weekly</text:p>
          </table:table-cell>
          <table:table-cell table:style-name="ce16" table:formula="of:=['file:///home/laiba/Downloads/Nutrafi_MealPlan_Tracker%20-%2009Jan26.xlsx'#$Feryal.B2]" office:value-type="string" office:string-value="Weekly" calcext:value-type="string">
            <text:p>Weekly</text:p>
          </table:table-cell>
          <table:table-cell table:style-name="ce16" table:formula="of:=['file:///home/laiba/Downloads/Nutrafi_MealPlan_Tracker%20-%2009Jan26.xlsx'#$ayesha.B2]" office:value-type="string" office:string-value="Weekly" calcext:value-type="string">
            <text:p>Weekly</text:p>
          </table:table-cell>
          <table:table-cell table:style-name="ce5" table:formula="of:=['file:///home/laiba/Downloads/Nutrafi_MealPlan_Tracker%20-%2009Jan26.xlsx'#$'NADA January'.B2]" office:value-type="string" office:string-value="Monthly" calcext:value-type="string">
            <text:p>Monthly</text:p>
          </table:table-cell>
          <table:table-cell table:style-name="ce5" table:formula="of:=['file:///home/laiba/Downloads/Nutrafi_MealPlan_Tracker%20-%2009Jan26.xlsx'#$'Saksham January'.B2]" office:value-type="string" office:string-value="Monthly" calcext:value-type="string">
            <text:p>Monthly</text:p>
          </table:table-cell>
          <table:table-cell table:style-name="ce5" table:formula="of:=['file:///home/laiba/Downloads/Nutrafi_MealPlan_Tracker%20-%2009Jan26.xlsx'#$'Soufiane new'.B2]" office:value-type="string" office:string-value="Weekly" calcext:value-type="string">
            <text:p>Weekly</text:p>
          </table:table-cell>
          <table:table-cell table:style-name="ce5" table:formula="of:=['file:///home/laiba/Downloads/Nutrafi_MealPlan_Tracker%20-%2009Jan26.xlsx'#$'SABA New'.B2]" office:value-type="string" office:string-value="Weekly" calcext:value-type="string">
            <text:p>Weekly</text:p>
          </table:table-cell>
          <table:table-cell table:style-name="ce5" table:formula="of:=['file:///home/laiba/Downloads/Nutrafi_MealPlan_Tracker%20-%2009Jan26.xlsx'#$chahat.B2]" office:value-type="string" office:string-value="Monthly" calcext:value-type="string">
            <text:p>Monthly</text:p>
          </table:table-cell>
          <table:table-cell table:style-name="ce5" table:formula="of:=['file:///home/laiba/Downloads/Nutrafi_MealPlan_Tracker%20-%2009Jan26.xlsx'#$'Al Hosni'.B2]" office:value-type="string" office:string-value="Weekly" calcext:value-type="string">
            <text:p>Weekly</text:p>
          </table:table-cell>
          <table:table-cell table:style-name="ce5" table:formula="of:=['file:///home/laiba/Downloads/Nutrafi_MealPlan_Tracker%20-%2009Jan26.xlsx'#$shamma.B2]" office:value-type="string" office:string-value="Weekly" calcext:value-type="string">
            <text:p>Weekly</text:p>
          </table:table-cell>
          <table:table-cell table:style-name="ce5" table:formula="of:=['file:///home/laiba/Downloads/Nutrafi_MealPlan_Tracker%20-%2009Jan26.xlsx'#$juliana.B2]" office:value-type="string" office:string-value="Weekly" calcext:value-type="string">
            <text:p>Weekly</text:p>
          </table:table-cell>
          <table:table-cell table:style-name="ce5" table:formula="of:=['file:///home/laiba/Downloads/Nutrafi_MealPlan_Tracker%20-%2009Jan26.xlsx'#$'fatima Media city'.B2]" office:value-type="string" office:string-value="Weekly" calcext:value-type="string">
            <text:p>Weekly</text:p>
          </table:table-cell>
          <table:table-cell table:style-name="ce5" table:formula="of:=['file:///home/laiba/Downloads/Nutrafi_MealPlan_Tracker%20-%2009Jan26.xlsx'#$Muhammad.B2]" office:value-type="string" office:string-value="Weekly" calcext:value-type="string">
            <text:p>Weekly</text:p>
          </table:table-cell>
          <table:table-cell table:style-name="ce5" table:formula="of:=['file:///home/laiba/Downloads/Nutrafi_MealPlan_Tracker%20-%2009Jan26.xlsx'#$'suleman zeina 1'.B2]" office:value-type="string" office:string-value="Monthly" calcext:value-type="string">
            <text:p>Monthly</text:p>
          </table:table-cell>
          <table:table-cell table:style-name="ce5" table:formula="of:=['file:///home/laiba/Downloads/Nutrafi_MealPlan_Tracker%20-%2009Jan26.xlsx'#$'Muhammad Brocooli 1'.G2]" office:value-type="string" office:string-value="Monthly" calcext:value-type="string">
            <text:p>Monthly</text:p>
          </table:table-cell>
          <table:table-cell table:style-name="ce3" table:formula="of:=['file:///home/laiba/Downloads/Nutrafi_MealPlan_Tracker%20-%2009Jan26.xlsx'#$Saif.B2]" office:value-type="string" office:string-value="Weekly" calcext:value-type="string">
            <text:p>Weekly</text:p>
          </table:table-cell>
          <table:table-cell table:style-name="ce23" table:formula="of:=['file:///home/laiba/Downloads/Nutrafi_MealPlan_Tracker%20-%2009Jan26.xlsx'#$Saud.B2]" office:value-type="string" office:string-value="Weekly" calcext:value-type="string">
            <text:p>Weekly</text:p>
          </table:table-cell>
          <table:table-cell table:style-name="ce23" table:formula="of:=['file:///home/laiba/Downloads/Nutrafi_MealPlan_Tracker%20-%2009Jan26.xlsx'#$ghazline.B2]" office:value-type="string" office:string-value="Monthly" calcext:value-type="string">
            <text:p>Monthly</text:p>
          </table:table-cell>
          <table:table-cell table:style-name="ce2" table:number-columns-repeated="2"/>
          <table:table-cell table:number-columns-repeated="982"/>
        </table:table-row>
        <table:table-row table:style-name="ro3">
          <table:table-cell table:style-name="ce4" office:value-type="string" calcext:value-type="string">
            <text:p>Days per Plan</text:p>
          </table:table-cell>
          <table:table-cell table:style-name="ce5" table:formula="of:=+['file:///home/laiba/Downloads/Nutrafi_MealPlan_Tracker%20-%2009Jan26.xlsx'#$Ishaq.B3]" office:value-type="float" office:value="5" calcext:value-type="float">
            <text:p>5</text:p>
          </table:table-cell>
          <table:table-cell table:style-name="ce5" table:formula="of:=+['file:///home/laiba/Downloads/Nutrafi_MealPlan_Tracker%20-%2009Jan26.xlsx'#$'muhammad brocooli'.B3]" office:value-type="float" office:value="5" calcext:value-type="float">
            <text:p>5</text:p>
          </table:table-cell>
          <table:table-cell table:style-name="ce5" table:formula="of:=+['file:///home/laiba/Downloads/Nutrafi_MealPlan_Tracker%20-%2009Jan26.xlsx'#$esknder.B3]" office:value-type="float" office:value="5" calcext:value-type="float">
            <text:p>5</text:p>
          </table:table-cell>
          <table:table-cell table:style-name="ce5" table:formula="of:=+['file:///home/laiba/Downloads/Nutrafi_MealPlan_Tracker%20-%2009Jan26.xlsx'#$Anood.B3]" office:value-type="float" office:value="14" calcext:value-type="float">
            <text:p>14</text:p>
          </table:table-cell>
          <table:table-cell table:style-name="ce5" table:formula="of:=+['file:///home/laiba/Downloads/Nutrafi_MealPlan_Tracker%20-%2009Jan26.xlsx'#$NADA.B3]" office:value-type="float" office:value="26" calcext:value-type="float">
            <text:p>26</text:p>
          </table:table-cell>
          <table:table-cell table:style-name="ce5" table:formula="of:=+['file:///home/laiba/Downloads/Nutrafi_MealPlan_Tracker%20-%2009Jan26.xlsx'#$Garry.B3]" office:value-type="float" office:value="26" calcext:value-type="float">
            <text:p>26</text:p>
          </table:table-cell>
          <table:table-cell table:style-name="ce5" table:formula="of:=+['file:///home/laiba/Downloads/Nutrafi_MealPlan_Tracker%20-%2009Jan26.xlsx'#$Yani.B3]" office:value-type="float" office:value="22" calcext:value-type="float">
            <text:p>22</text:p>
          </table:table-cell>
          <table:table-cell table:style-name="ce5" table:formula="of:=+['file:///home/laiba/Downloads/Nutrafi_MealPlan_Tracker%20-%2009Jan26.xlsx'#$'suleman zeina'.B3]" office:value-type="float" office:value="22" calcext:value-type="float">
            <text:p>22</text:p>
          </table:table-cell>
          <table:table-cell table:style-name="ce5" table:formula="of:=+['file:///home/laiba/Downloads/Nutrafi_MealPlan_Tracker%20-%2009Jan26.xlsx'#$nisreen.B3]" office:value-type="float" office:value="22" calcext:value-type="float">
            <text:p>22</text:p>
          </table:table-cell>
          <table:table-cell table:style-name="ce5" table:formula="of:=+['file:///home/laiba/Downloads/Nutrafi_MealPlan_Tracker%20-%2009Jan26.xlsx'#$Thubaa.B3]" office:value-type="float" office:value="22" calcext:value-type="float">
            <text:p>22</text:p>
          </table:table-cell>
          <table:table-cell table:style-name="ce12" table:formula="of:=+['file:///home/laiba/Downloads/Nutrafi_MealPlan_Tracker%20-%2009Jan26.xlsx'#$saksham.B3]" office:value-type="float" office:value="22" calcext:value-type="float">
            <text:p>22</text:p>
          </table:table-cell>
          <table:table-cell table:style-name="ce12" table:formula="of:=+['file:///home/laiba/Downloads/Nutrafi_MealPlan_Tracker%20-%2009Jan26.xlsx'#$'Muhammad Brocooli 1'.B3]" office:value-type="float" office:value="20" calcext:value-type="float">
            <text:p>20</text:p>
          </table:table-cell>
          <table:table-cell table:style-name="ce12" table:formula="of:=+['file:///home/laiba/Downloads/Nutrafi_MealPlan_Tracker%20-%2009Jan26.xlsx'#$Najat.B3]" office:value-type="float" office:value="26" calcext:value-type="float">
            <text:p>26</text:p>
          </table:table-cell>
          <table:table-cell table:style-name="ce12" table:formula="of:=+['file:///home/laiba/Downloads/Nutrafi_MealPlan_Tracker%20-%2009Jan26.xlsx'#$Adel.B3]" office:value-type="float" office:value="26" calcext:value-type="float">
            <text:p>26</text:p>
          </table:table-cell>
          <table:table-cell table:style-name="ce12" table:formula="of:=['file:///home/laiba/Downloads/Nutrafi_MealPlan_Tracker%20-%2009Jan26.xlsx'#$'umer '.B3]" office:value-type="float" office:value="22" calcext:value-type="float">
            <text:p>22</text:p>
          </table:table-cell>
          <table:table-cell table:style-name="ce16" table:formula="of:=['file:///home/laiba/Downloads/Nutrafi_MealPlan_Tracker%20-%2009Jan26.xlsx'#$'Adel Jan'.B3]" office:value-type="float" office:value="26" calcext:value-type="float">
            <text:p>26</text:p>
          </table:table-cell>
          <table:table-cell table:style-name="ce16" table:formula="of:=['file:///home/laiba/Downloads/Nutrafi_MealPlan_Tracker%20-%2009Jan26.xlsx'#$Sabeen.B3]" office:value-type="float" office:value="10" calcext:value-type="float">
            <text:p>10</text:p>
          </table:table-cell>
          <table:table-cell table:style-name="ce16" table:formula="of:=['file:///home/laiba/Downloads/Nutrafi_MealPlan_Tracker%20-%2009Jan26.xlsx'#$Soufiane.B3]" office:value-type="float" office:value="5" calcext:value-type="float">
            <text:p>5</text:p>
          </table:table-cell>
          <table:table-cell table:style-name="ce16" table:formula="of:=['file:///home/laiba/Downloads/Nutrafi_MealPlan_Tracker%20-%2009Jan26.xlsx'#$Jeboi.B3]" office:value-type="float" office:value="22" calcext:value-type="float">
            <text:p>22</text:p>
          </table:table-cell>
          <table:table-cell table:style-name="ce16" table:formula="of:=['file:///home/laiba/Downloads/Nutrafi_MealPlan_Tracker%20-%2009Jan26.xlsx'#$SABA.B3]" office:value-type="float" office:value="5" calcext:value-type="float">
            <text:p>5</text:p>
          </table:table-cell>
          <table:table-cell table:style-name="ce16" table:formula="of:=['file:///home/laiba/Downloads/Nutrafi_MealPlan_Tracker%20-%2009Jan26.xlsx'#$Roger.B3]" office:value-type="float" office:value="22" calcext:value-type="float">
            <text:p>22</text:p>
          </table:table-cell>
          <table:table-cell table:style-name="ce16" table:formula="of:=['file:///home/laiba/Downloads/Nutrafi_MealPlan_Tracker%20-%2009Jan26.xlsx'#$meera.B3]" office:value-type="float" office:value="5" calcext:value-type="float">
            <text:p>5</text:p>
          </table:table-cell>
          <table:table-cell table:style-name="ce16" table:formula="of:=['file:///home/laiba/Downloads/Nutrafi_MealPlan_Tracker%20-%2009Jan26.xlsx'#$Feryal.B3]" office:value-type="float" office:value="5" calcext:value-type="float">
            <text:p>5</text:p>
          </table:table-cell>
          <table:table-cell table:style-name="ce16" table:formula="of:=['file:///home/laiba/Downloads/Nutrafi_MealPlan_Tracker%20-%2009Jan26.xlsx'#$ayesha.B3]" office:value-type="float" office:value="5" calcext:value-type="float">
            <text:p>5</text:p>
          </table:table-cell>
          <table:table-cell table:style-name="ce5" table:formula="of:=['file:///home/laiba/Downloads/Nutrafi_MealPlan_Tracker%20-%2009Jan26.xlsx'#$'NADA January'.B3]" office:value-type="float" office:value="26" calcext:value-type="float">
            <text:p>26</text:p>
          </table:table-cell>
          <table:table-cell table:style-name="ce5" table:formula="of:=['file:///home/laiba/Downloads/Nutrafi_MealPlan_Tracker%20-%2009Jan26.xlsx'#$'Saksham January'.B3]" office:value-type="float" office:value="22" calcext:value-type="float">
            <text:p>22</text:p>
          </table:table-cell>
          <table:table-cell table:style-name="ce5" table:formula="of:=['file:///home/laiba/Downloads/Nutrafi_MealPlan_Tracker%20-%2009Jan26.xlsx'#$'Soufiane new'.B3]" office:value-type="float" office:value="5" calcext:value-type="float">
            <text:p>5</text:p>
          </table:table-cell>
          <table:table-cell table:style-name="ce5" table:formula="of:=['file:///home/laiba/Downloads/Nutrafi_MealPlan_Tracker%20-%2009Jan26.xlsx'#$'SABA New'.B3]" office:value-type="float" office:value="5" calcext:value-type="float">
            <text:p>5</text:p>
          </table:table-cell>
          <table:table-cell table:style-name="ce5" table:formula="of:=['file:///home/laiba/Downloads/Nutrafi_MealPlan_Tracker%20-%2009Jan26.xlsx'#$chahat.B3]" office:value-type="float" office:value="26" calcext:value-type="float">
            <text:p>26</text:p>
          </table:table-cell>
          <table:table-cell table:style-name="ce5" table:formula="of:=['file:///home/laiba/Downloads/Nutrafi_MealPlan_Tracker%20-%2009Jan26.xlsx'#$'Al Hosni'.B3]" office:value-type="float" office:value="5" calcext:value-type="float">
            <text:p>5</text:p>
          </table:table-cell>
          <table:table-cell table:style-name="ce5" table:formula="of:=['file:///home/laiba/Downloads/Nutrafi_MealPlan_Tracker%20-%2009Jan26.xlsx'#$shamma.B3]" office:value-type="float" office:value="5" calcext:value-type="float">
            <text:p>5</text:p>
          </table:table-cell>
          <table:table-cell table:style-name="ce5" table:formula="of:=['file:///home/laiba/Downloads/Nutrafi_MealPlan_Tracker%20-%2009Jan26.xlsx'#$juliana.B3]" office:value-type="float" office:value="5" calcext:value-type="float">
            <text:p>5</text:p>
          </table:table-cell>
          <table:table-cell table:style-name="ce5" table:formula="of:=['file:///home/laiba/Downloads/Nutrafi_MealPlan_Tracker%20-%2009Jan26.xlsx'#$'fatima Media city'.B3]" office:value-type="float" office:value="5" calcext:value-type="float">
            <text:p>5</text:p>
          </table:table-cell>
          <table:table-cell table:style-name="ce5" table:formula="of:=['file:///home/laiba/Downloads/Nutrafi_MealPlan_Tracker%20-%2009Jan26.xlsx'#$Muhammad.B3]" office:value-type="float" office:value="5" calcext:value-type="float">
            <text:p>5</text:p>
          </table:table-cell>
          <table:table-cell table:style-name="ce5" table:formula="of:=['file:///home/laiba/Downloads/Nutrafi_MealPlan_Tracker%20-%2009Jan26.xlsx'#$'suleman zeina 1'.B3]" office:value-type="float" office:value="22" calcext:value-type="float">
            <text:p>22</text:p>
          </table:table-cell>
          <table:table-cell table:style-name="ce5" table:formula="of:=['file:///home/laiba/Downloads/Nutrafi_MealPlan_Tracker%20-%2009Jan26.xlsx'#$'Muhammad Brocooli 1'.G3]" office:value-type="float" office:value="20" calcext:value-type="float">
            <text:p>20</text:p>
          </table:table-cell>
          <table:table-cell table:style-name="ce3" table:formula="of:=['file:///home/laiba/Downloads/Nutrafi_MealPlan_Tracker%20-%2009Jan26.xlsx'#$Saif.B3]" office:value-type="float" office:value="5" calcext:value-type="float">
            <text:p>5</text:p>
          </table:table-cell>
          <table:table-cell table:style-name="ce23" table:formula="of:=['file:///home/laiba/Downloads/Nutrafi_MealPlan_Tracker%20-%2009Jan26.xlsx'#$Saud.B3]" office:value-type="float" office:value="5" calcext:value-type="float">
            <text:p>5</text:p>
          </table:table-cell>
          <table:table-cell table:style-name="ce23" table:formula="of:=['file:///home/laiba/Downloads/Nutrafi_MealPlan_Tracker%20-%2009Jan26.xlsx'#$ghazline.B3]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982"/>
        </table:table-row>
        <table:table-row table:style-name="ro3">
          <table:table-cell table:style-name="ce4" office:value-type="string" calcext:value-type="string">
            <text:p>Meals per Day</text:p>
          </table:table-cell>
          <table:table-cell table:style-name="ce5" table:formula="of:=+['file:///home/laiba/Downloads/Nutrafi_MealPlan_Tracker%20-%2009Jan26.xlsx'#$Ishaq.B4]" office:value-type="float" office:value="3" calcext:value-type="float">
            <text:p>3</text:p>
          </table:table-cell>
          <table:table-cell table:style-name="ce5" table:formula="of:=+['file:///home/laiba/Downloads/Nutrafi_MealPlan_Tracker%20-%2009Jan26.xlsx'#$'muhammad brocooli'.B4]" office:value-type="float" office:value="2" calcext:value-type="float">
            <text:p>2</text:p>
          </table:table-cell>
          <table:table-cell table:style-name="ce5" table:formula="of:=+['file:///home/laiba/Downloads/Nutrafi_MealPlan_Tracker%20-%2009Jan26.xlsx'#$esknder.B4]" office:value-type="float" office:value="2" calcext:value-type="float">
            <text:p>2</text:p>
          </table:table-cell>
          <table:table-cell table:style-name="ce5" table:formula="of:=+['file:///home/laiba/Downloads/Nutrafi_MealPlan_Tracker%20-%2009Jan26.xlsx'#$Anood.B4]" office:value-type="float" office:value="2" calcext:value-type="float">
            <text:p>2</text:p>
          </table:table-cell>
          <table:table-cell table:style-name="ce5" table:formula="of:=+['file:///home/laiba/Downloads/Nutrafi_MealPlan_Tracker%20-%2009Jan26.xlsx'#$NADA.B4]" office:value-type="float" office:value="3" calcext:value-type="float">
            <text:p>3</text:p>
          </table:table-cell>
          <table:table-cell table:style-name="ce5" table:formula="of:=+['file:///home/laiba/Downloads/Nutrafi_MealPlan_Tracker%20-%2009Jan26.xlsx'#$Garry.B4]" office:value-type="float" office:value="3" calcext:value-type="float">
            <text:p>3</text:p>
          </table:table-cell>
          <table:table-cell table:style-name="ce5" table:formula="of:=+['file:///home/laiba/Downloads/Nutrafi_MealPlan_Tracker%20-%2009Jan26.xlsx'#$Yani.B4]" office:value-type="float" office:value="2" calcext:value-type="float">
            <text:p>2</text:p>
          </table:table-cell>
          <table:table-cell table:style-name="ce5" table:formula="of:=+['file:///home/laiba/Downloads/Nutrafi_MealPlan_Tracker%20-%2009Jan26.xlsx'#$'suleman zeina'.B4]" office:value-type="float" office:value="2" calcext:value-type="float">
            <text:p>2</text:p>
          </table:table-cell>
          <table:table-cell table:style-name="ce5" table:formula="of:=+['file:///home/laiba/Downloads/Nutrafi_MealPlan_Tracker%20-%2009Jan26.xlsx'#$nisreen.B4]" office:value-type="float" office:value="2" calcext:value-type="float">
            <text:p>2</text:p>
          </table:table-cell>
          <table:table-cell table:style-name="ce5" table:formula="of:=+['file:///home/laiba/Downloads/Nutrafi_MealPlan_Tracker%20-%2009Jan26.xlsx'#$Thubaa.B4]" office:value-type="float" office:value="2" calcext:value-type="float">
            <text:p>2</text:p>
          </table:table-cell>
          <table:table-cell table:style-name="ce12" table:formula="of:=+['file:///home/laiba/Downloads/Nutrafi_MealPlan_Tracker%20-%2009Jan26.xlsx'#$saksham.B4]" office:value-type="float" office:value="3" calcext:value-type="float">
            <text:p>3</text:p>
          </table:table-cell>
          <table:table-cell table:style-name="ce12" table:formula="of:=+['file:///home/laiba/Downloads/Nutrafi_MealPlan_Tracker%20-%2009Jan26.xlsx'#$'Muhammad Brocooli 1'.B4]" office:value-type="float" office:value="2" calcext:value-type="float">
            <text:p>2</text:p>
          </table:table-cell>
          <table:table-cell table:style-name="ce12" table:formula="of:=+['file:///home/laiba/Downloads/Nutrafi_MealPlan_Tracker%20-%2009Jan26.xlsx'#$Najat.B4]" office:value-type="float" office:value="2" calcext:value-type="float">
            <text:p>2</text:p>
          </table:table-cell>
          <table:table-cell table:style-name="ce12" table:formula="of:=+['file:///home/laiba/Downloads/Nutrafi_MealPlan_Tracker%20-%2009Jan26.xlsx'#$Adel.B4]" office:value-type="float" office:value="3" calcext:value-type="float">
            <text:p>3</text:p>
          </table:table-cell>
          <table:table-cell table:style-name="ce12" table:formula="of:=['file:///home/laiba/Downloads/Nutrafi_MealPlan_Tracker%20-%2009Jan26.xlsx'#$'umer '.B4]" office:value-type="float" office:value="2" calcext:value-type="float">
            <text:p>2</text:p>
          </table:table-cell>
          <table:table-cell table:style-name="ce16" table:formula="of:=['file:///home/laiba/Downloads/Nutrafi_MealPlan_Tracker%20-%2009Jan26.xlsx'#$'Adel Jan'.B4]" office:value-type="float" office:value="3" calcext:value-type="float">
            <text:p>3</text:p>
          </table:table-cell>
          <table:table-cell table:style-name="ce16" table:formula="of:=['file:///home/laiba/Downloads/Nutrafi_MealPlan_Tracker%20-%2009Jan26.xlsx'#$Sabeen.B4]" office:value-type="float" office:value="2" calcext:value-type="float">
            <text:p>2</text:p>
          </table:table-cell>
          <table:table-cell table:style-name="ce16" table:formula="of:=['file:///home/laiba/Downloads/Nutrafi_MealPlan_Tracker%20-%2009Jan26.xlsx'#$Soufiane.B4]" office:value-type="float" office:value="2" calcext:value-type="float">
            <text:p>2</text:p>
          </table:table-cell>
          <table:table-cell table:style-name="ce16" table:formula="of:=['file:///home/laiba/Downloads/Nutrafi_MealPlan_Tracker%20-%2009Jan26.xlsx'#$Jeboi.B4]" office:value-type="float" office:value="2" calcext:value-type="float">
            <text:p>2</text:p>
          </table:table-cell>
          <table:table-cell table:style-name="ce16" table:formula="of:=['file:///home/laiba/Downloads/Nutrafi_MealPlan_Tracker%20-%2009Jan26.xlsx'#$SABA.B4]" office:value-type="float" office:value="2" calcext:value-type="float">
            <text:p>2</text:p>
          </table:table-cell>
          <table:table-cell table:style-name="ce16" table:formula="of:=['file:///home/laiba/Downloads/Nutrafi_MealPlan_Tracker%20-%2009Jan26.xlsx'#$Roger.B4]" office:value-type="float" office:value="2" calcext:value-type="float">
            <text:p>2</text:p>
          </table:table-cell>
          <table:table-cell table:style-name="ce16" table:formula="of:=['file:///home/laiba/Downloads/Nutrafi_MealPlan_Tracker%20-%2009Jan26.xlsx'#$meera.B4]" office:value-type="float" office:value="1" calcext:value-type="float">
            <text:p>1</text:p>
          </table:table-cell>
          <table:table-cell table:style-name="ce16" table:formula="of:=['file:///home/laiba/Downloads/Nutrafi_MealPlan_Tracker%20-%2009Jan26.xlsx'#$Feryal.B4]" office:value-type="float" office:value="2" calcext:value-type="float">
            <text:p>2</text:p>
          </table:table-cell>
          <table:table-cell table:style-name="ce16" table:formula="of:=['file:///home/laiba/Downloads/Nutrafi_MealPlan_Tracker%20-%2009Jan26.xlsx'#$ayesha.B4]" office:value-type="float" office:value="2" calcext:value-type="float">
            <text:p>2</text:p>
          </table:table-cell>
          <table:table-cell table:style-name="ce5" table:formula="of:=['file:///home/laiba/Downloads/Nutrafi_MealPlan_Tracker%20-%2009Jan26.xlsx'#$'NADA January'.B4]" office:value-type="float" office:value="3" calcext:value-type="float">
            <text:p>3</text:p>
          </table:table-cell>
          <table:table-cell table:style-name="ce5" table:formula="of:=['file:///home/laiba/Downloads/Nutrafi_MealPlan_Tracker%20-%2009Jan26.xlsx'#$'Saksham January'.B4]" office:value-type="float" office:value="3" calcext:value-type="float">
            <text:p>3</text:p>
          </table:table-cell>
          <table:table-cell table:style-name="ce5" table:formula="of:=['file:///home/laiba/Downloads/Nutrafi_MealPlan_Tracker%20-%2009Jan26.xlsx'#$'Soufiane new'.B4]" office:value-type="float" office:value="3" calcext:value-type="float">
            <text:p>3</text:p>
          </table:table-cell>
          <table:table-cell table:style-name="ce5" table:formula="of:=['file:///home/laiba/Downloads/Nutrafi_MealPlan_Tracker%20-%2009Jan26.xlsx'#$'SABA New'.B4]" office:value-type="float" office:value="2" calcext:value-type="float">
            <text:p>2</text:p>
          </table:table-cell>
          <table:table-cell table:style-name="ce5" table:formula="of:=['file:///home/laiba/Downloads/Nutrafi_MealPlan_Tracker%20-%2009Jan26.xlsx'#$chahat.B4]" office:value-type="float" office:value="2" calcext:value-type="float">
            <text:p>2</text:p>
          </table:table-cell>
          <table:table-cell table:style-name="ce5" table:formula="of:=['file:///home/laiba/Downloads/Nutrafi_MealPlan_Tracker%20-%2009Jan26.xlsx'#$'Al Hosni'.B4]" office:value-type="float" office:value="2" calcext:value-type="float">
            <text:p>2</text:p>
          </table:table-cell>
          <table:table-cell table:style-name="ce5" table:formula="of:=['file:///home/laiba/Downloads/Nutrafi_MealPlan_Tracker%20-%2009Jan26.xlsx'#$shamma.B4]" office:value-type="float" office:value="2" calcext:value-type="float">
            <text:p>2</text:p>
          </table:table-cell>
          <table:table-cell table:style-name="ce5" table:formula="of:=['file:///home/laiba/Downloads/Nutrafi_MealPlan_Tracker%20-%2009Jan26.xlsx'#$juliana.B4]" office:value-type="float" office:value="2" calcext:value-type="float">
            <text:p>2</text:p>
          </table:table-cell>
          <table:table-cell table:style-name="ce5" table:formula="of:=['file:///home/laiba/Downloads/Nutrafi_MealPlan_Tracker%20-%2009Jan26.xlsx'#$'fatima Media city'.B4]" office:value-type="float" office:value="2" calcext:value-type="float">
            <text:p>2</text:p>
          </table:table-cell>
          <table:table-cell table:style-name="ce5" table:formula="of:=['file:///home/laiba/Downloads/Nutrafi_MealPlan_Tracker%20-%2009Jan26.xlsx'#$Muhammad.B4]" office:value-type="float" office:value="2" calcext:value-type="float">
            <text:p>2</text:p>
          </table:table-cell>
          <table:table-cell table:style-name="ce5" table:formula="of:=['file:///home/laiba/Downloads/Nutrafi_MealPlan_Tracker%20-%2009Jan26.xlsx'#$'suleman zeina 1'.B4]" office:value-type="float" office:value="3" calcext:value-type="float">
            <text:p>3</text:p>
          </table:table-cell>
          <table:table-cell table:style-name="ce5" table:formula="of:=['file:///home/laiba/Downloads/Nutrafi_MealPlan_Tracker%20-%2009Jan26.xlsx'#$'Muhammad Brocooli 1'.G4]" office:value-type="float" office:value="2" calcext:value-type="float">
            <text:p>2</text:p>
          </table:table-cell>
          <table:table-cell table:style-name="ce3" table:formula="of:=['file:///home/laiba/Downloads/Nutrafi_MealPlan_Tracker%20-%2009Jan26.xlsx'#$Saif.B4]" office:value-type="float" office:value="2" calcext:value-type="float">
            <text:p>2</text:p>
          </table:table-cell>
          <table:table-cell table:style-name="ce23" table:formula="of:=['file:///home/laiba/Downloads/Nutrafi_MealPlan_Tracker%20-%2009Jan26.xlsx'#$Saud.B4]" office:value-type="float" office:value="2" calcext:value-type="float">
            <text:p>2</text:p>
          </table:table-cell>
          <table:table-cell table:style-name="ce23" table:formula="of:=['file:///home/laiba/Downloads/Nutrafi_MealPlan_Tracker%20-%2009Jan26.xlsx'#$ghazline.B4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982"/>
        </table:table-row>
        <table:table-row table:style-name="ro4">
          <table:table-cell table:style-name="ce4" office:value-type="string" calcext:value-type="string">
            <text:p>Base Amount (AED)</text:p>
          </table:table-cell>
          <table:table-cell table:style-name="ce5" table:formula="of:=+['file:///home/laiba/Downloads/Nutrafi_MealPlan_Tracker%20-%2009Jan26.xlsx'#$Ishaq.B5]" office:value-type="float" office:value="366" calcext:value-type="float">
            <text:p>366</text:p>
          </table:table-cell>
          <table:table-cell table:style-name="ce5" table:formula="of:=+['file:///home/laiba/Downloads/Nutrafi_MealPlan_Tracker%20-%2009Jan26.xlsx'#$'muhammad brocooli'.B5]" office:value-type="float" office:value="267" calcext:value-type="float">
            <text:p>267</text:p>
          </table:table-cell>
          <table:table-cell table:style-name="ce5" table:formula="of:=+['file:///home/laiba/Downloads/Nutrafi_MealPlan_Tracker%20-%2009Jan26.xlsx'#$esknder.B5]" office:value-type="float" office:value="267" calcext:value-type="float">
            <text:p>267</text:p>
          </table:table-cell>
          <table:table-cell table:style-name="ce5" table:formula="of:=+['file:///home/laiba/Downloads/Nutrafi_MealPlan_Tracker%20-%2009Jan26.xlsx'#$Anood.B5]" office:value-type="float" office:value="746" calcext:value-type="float">
            <text:p>746</text:p>
          </table:table-cell>
          <table:table-cell table:style-name="ce5" table:formula="of:=+['file:///home/laiba/Downloads/Nutrafi_MealPlan_Tracker%20-%2009Jan26.xlsx'#$NADA.B5]" office:value-type="float" office:value="1260" calcext:value-type="float">
            <text:p>1260</text:p>
          </table:table-cell>
          <table:table-cell table:style-name="ce5" table:formula="of:=+['file:///home/laiba/Downloads/Nutrafi_MealPlan_Tracker%20-%2009Jan26.xlsx'#$Garry.B5]" office:value-type="float" office:value="1260" calcext:value-type="float">
            <text:p>1260</text:p>
          </table:table-cell>
          <table:table-cell table:style-name="ce5" table:formula="of:=+['file:///home/laiba/Downloads/Nutrafi_MealPlan_Tracker%20-%2009Jan26.xlsx'#$Yani.B5]" office:value-type="float" office:value="858" calcext:value-type="float">
            <text:p>858</text:p>
          </table:table-cell>
          <table:table-cell table:style-name="ce5" table:formula="of:=+['file:///home/laiba/Downloads/Nutrafi_MealPlan_Tracker%20-%2009Jan26.xlsx'#$'suleman zeina'.B5]" office:value-type="float" office:value="915" calcext:value-type="float">
            <text:p>915</text:p>
          </table:table-cell>
          <table:table-cell table:style-name="ce5" table:formula="of:=+['file:///home/laiba/Downloads/Nutrafi_MealPlan_Tracker%20-%2009Jan26.xlsx'#$nisreen.B5]" office:value-type="float" office:value="943" calcext:value-type="float">
            <text:p>943</text:p>
          </table:table-cell>
          <table:table-cell table:style-name="ce5" table:formula="of:=+['file:///home/laiba/Downloads/Nutrafi_MealPlan_Tracker%20-%2009Jan26.xlsx'#$Thubaa.B5]" office:value-type="float" office:value="810" calcext:value-type="float">
            <text:p>810</text:p>
          </table:table-cell>
          <table:table-cell table:style-name="ce12" table:formula="of:=+['file:///home/laiba/Downloads/Nutrafi_MealPlan_Tracker%20-%2009Jan26.xlsx'#$saksham.B5]" office:value-type="float" office:value="1200" calcext:value-type="float">
            <text:p>1200</text:p>
          </table:table-cell>
          <table:table-cell table:style-name="ce12" table:formula="of:=+['file:///home/laiba/Downloads/Nutrafi_MealPlan_Tracker%20-%2009Jan26.xlsx'#$'Muhammad Brocooli 1'.B5]" office:value-type="float" office:value="829" calcext:value-type="float">
            <text:p>829</text:p>
          </table:table-cell>
          <table:table-cell table:style-name="ce12" table:formula="of:=+['file:///home/laiba/Downloads/Nutrafi_MealPlan_Tracker%20-%2009Jan26.xlsx'#$Najat.B5]" office:value-type="float" office:value="1000" calcext:value-type="float">
            <text:p>1000</text:p>
          </table:table-cell>
          <table:table-cell table:style-name="ce12" table:formula="of:=+['file:///home/laiba/Downloads/Nutrafi_MealPlan_Tracker%20-%2009Jan26.xlsx'#$Adel.B5]" office:value-type="float" office:value="1343" calcext:value-type="float">
            <text:p>1343</text:p>
          </table:table-cell>
          <table:table-cell table:style-name="ce12" table:formula="of:=['file:///home/laiba/Downloads/Nutrafi_MealPlan_Tracker%20-%2009Jan26.xlsx'#$'umer '.B5]" office:value-type="float" office:value="915" calcext:value-type="float">
            <text:p>915</text:p>
          </table:table-cell>
          <table:table-cell table:style-name="ce16" table:formula="of:=['file:///home/laiba/Downloads/Nutrafi_MealPlan_Tracker%20-%2009Jan26.xlsx'#$'Adel Jan'.B5]" office:value-type="float" office:value="1343" calcext:value-type="float">
            <text:p>1343</text:p>
          </table:table-cell>
          <table:table-cell table:style-name="ce16" table:formula="of:=['file:///home/laiba/Downloads/Nutrafi_MealPlan_Tracker%20-%2009Jan26.xlsx'#$Sabeen.B5]" office:value-type="float" office:value="534" calcext:value-type="float">
            <text:p>534</text:p>
          </table:table-cell>
          <table:table-cell table:style-name="ce16" table:formula="of:=['file:///home/laiba/Downloads/Nutrafi_MealPlan_Tracker%20-%2009Jan26.xlsx'#$Soufiane.B5]" office:value-type="float" office:value="267" calcext:value-type="float">
            <text:p>267</text:p>
          </table:table-cell>
          <table:table-cell table:style-name="ce16" table:formula="of:=['file:///home/laiba/Downloads/Nutrafi_MealPlan_Tracker%20-%2009Jan26.xlsx'#$Jeboi.B5]" office:value-type="float" office:value="915" calcext:value-type="float">
            <text:p>915</text:p>
          </table:table-cell>
          <table:table-cell table:style-name="ce16" table:formula="of:=['file:///home/laiba/Downloads/Nutrafi_MealPlan_Tracker%20-%2009Jan26.xlsx'#$SABA.B5]" office:value-type="float" office:value="267" calcext:value-type="float">
            <text:p>267</text:p>
          </table:table-cell>
          <table:table-cell table:style-name="ce16" table:formula="of:=['file:///home/laiba/Downloads/Nutrafi_MealPlan_Tracker%20-%2009Jan26.xlsx'#$Roger.B5]" office:value-type="float" office:value="915" calcext:value-type="float">
            <text:p>915</text:p>
          </table:table-cell>
          <table:table-cell table:style-name="ce16" table:formula="of:=['file:///home/laiba/Downloads/Nutrafi_MealPlan_Tracker%20-%2009Jan26.xlsx'#$meera.B5]" office:value-type="float" office:value="134" calcext:value-type="float">
            <text:p>134</text:p>
          </table:table-cell>
          <table:table-cell table:style-name="ce16" table:formula="of:=['file:///home/laiba/Downloads/Nutrafi_MealPlan_Tracker%20-%2009Jan26.xlsx'#$Feryal.B5]" office:value-type="float" office:value="267" calcext:value-type="float">
            <text:p>267</text:p>
          </table:table-cell>
          <table:table-cell table:style-name="ce16" table:formula="of:=['file:///home/laiba/Downloads/Nutrafi_MealPlan_Tracker%20-%2009Jan26.xlsx'#$ayesha.B5]" office:value-type="float" office:value="267" calcext:value-type="float">
            <text:p>267</text:p>
          </table:table-cell>
          <table:table-cell table:style-name="ce5" table:formula="of:=['file:///home/laiba/Downloads/Nutrafi_MealPlan_Tracker%20-%2009Jan26.xlsx'#$'NADA January'.B5]" office:value-type="float" office:value="1260" calcext:value-type="float">
            <text:p>1260</text:p>
          </table:table-cell>
          <table:table-cell table:style-name="ce5" table:formula="of:=['file:///home/laiba/Downloads/Nutrafi_MealPlan_Tracker%20-%2009Jan26.xlsx'#$'Saksham January'.B5]" office:value-type="float" office:value="1200" calcext:value-type="float">
            <text:p>1200</text:p>
          </table:table-cell>
          <table:table-cell table:style-name="ce5" table:formula="of:=['file:///home/laiba/Downloads/Nutrafi_MealPlan_Tracker%20-%2009Jan26.xlsx'#$'Soufiane new'.B5]" office:value-type="float" office:value="366" calcext:value-type="float">
            <text:p>366</text:p>
          </table:table-cell>
          <table:table-cell table:style-name="ce5" table:formula="of:=['file:///home/laiba/Downloads/Nutrafi_MealPlan_Tracker%20-%2009Jan26.xlsx'#$'SABA New'.B5]" office:value-type="float" office:value="267" calcext:value-type="float">
            <text:p>267</text:p>
          </table:table-cell>
          <table:table-cell table:style-name="ce5" table:formula="of:=['file:///home/laiba/Downloads/Nutrafi_MealPlan_Tracker%20-%2009Jan26.xlsx'#$chahat.B5]" office:value-type="float" office:value="953" calcext:value-type="float">
            <text:p>953</text:p>
          </table:table-cell>
          <table:table-cell table:style-name="ce5" table:formula="of:=['file:///home/laiba/Downloads/Nutrafi_MealPlan_Tracker%20-%2009Jan26.xlsx'#$'Al Hosni'.B5]" office:value-type="float" office:value="267" calcext:value-type="float">
            <text:p>267</text:p>
          </table:table-cell>
          <table:table-cell table:style-name="ce5" table:formula="of:=['file:///home/laiba/Downloads/Nutrafi_MealPlan_Tracker%20-%2009Jan26.xlsx'#$shamma.B5]" office:value-type="float" office:value="267" calcext:value-type="float">
            <text:p>267</text:p>
          </table:table-cell>
          <table:table-cell table:style-name="ce5" table:formula="of:=['file:///home/laiba/Downloads/Nutrafi_MealPlan_Tracker%20-%2009Jan26.xlsx'#$juliana.B5]" office:value-type="float" office:value="267" calcext:value-type="float">
            <text:p>267</text:p>
          </table:table-cell>
          <table:table-cell table:style-name="ce5" table:formula="of:=['file:///home/laiba/Downloads/Nutrafi_MealPlan_Tracker%20-%2009Jan26.xlsx'#$'fatima Media city'.B5]" office:value-type="float" office:value="267" calcext:value-type="float">
            <text:p>267</text:p>
          </table:table-cell>
          <table:table-cell table:style-name="ce20" table:formula="of:=['file:///home/laiba/Downloads/Nutrafi_MealPlan_Tracker%20-%2009Jan26.xlsx'#$Muhammad.B5]" office:value-type="percentage" office:value="279.95" calcext:value-type="percentage">
            <text:p>27995.00%</text:p>
          </table:table-cell>
          <table:table-cell table:style-name="ce5" table:formula="of:=['file:///home/laiba/Downloads/Nutrafi_MealPlan_Tracker%20-%2009Jan26.xlsx'#$'suleman zeina 1'.B5]" office:value-type="float" office:value="1275" calcext:value-type="float">
            <text:p>1275</text:p>
          </table:table-cell>
          <table:table-cell table:style-name="ce20" table:formula="of:=['file:///home/laiba/Downloads/Nutrafi_MealPlan_Tracker%20-%2009Jan26.xlsx'#$'Muhammad Brocooli 1'.G5]" office:value-type="percentage" office:value="869.95" calcext:value-type="percentage">
            <text:p>86995.00%</text:p>
          </table:table-cell>
          <table:table-cell table:style-name="ce21" table:formula="of:=['file:///home/laiba/Downloads/Nutrafi_MealPlan_Tracker%20-%2009Jan26.xlsx'#$Saif.B5]" office:value-type="percentage" office:value="279.95" calcext:value-type="percentage">
            <text:p>27995.00%</text:p>
          </table:table-cell>
          <table:table-cell table:style-name="ce24" table:formula="of:=['file:///home/laiba/Downloads/Nutrafi_MealPlan_Tracker%20-%2009Jan26.xlsx'#$Saud.B5]" office:value-type="percentage" office:value="279.95" calcext:value-type="percentage">
            <text:p>27995.00%</text:p>
          </table:table-cell>
          <table:table-cell table:style-name="ce24" table:formula="of:=['file:///home/laiba/Downloads/Nutrafi_MealPlan_Tracker%20-%2009Jan26.xlsx'#$ghazline.B5]" office:value-type="percentage" office:value="959.95" calcext:value-type="percentage">
            <text:p>95995.00%</text:p>
          </table:table-cell>
          <table:table-cell table:style-name="ce2" table:number-columns-repeated="2"/>
          <table:table-cell table:number-columns-repeated="982"/>
        </table:table-row>
        <table:table-row table:style-name="ro3">
          <table:table-cell table:style-name="ce4" office:value-type="string" calcext:value-type="string">
            <text:p>VAT (5%)</text:p>
          </table:table-cell>
          <table:table-cell table:style-name="ce5" table:formula="of:=+['file:///home/laiba/Downloads/Nutrafi_MealPlan_Tracker%20-%2009Jan26.xlsx'#$Ishaq.B6]" office:value-type="float" office:value="18.3" calcext:value-type="float">
            <text:p>18.3</text:p>
          </table:table-cell>
          <table:table-cell table:style-name="ce9" table:formula="of:=+['file:///home/laiba/Downloads/Nutrafi_MealPlan_Tracker%20-%2009Jan26.xlsx'#$'muhammad brocooli'.B6]" office:value-type="float" office:value="13.35" calcext:value-type="float">
            <text:p>13</text:p>
          </table:table-cell>
          <table:table-cell table:style-name="ce9" table:formula="of:=+['file:///home/laiba/Downloads/Nutrafi_MealPlan_Tracker%20-%2009Jan26.xlsx'#$esknder.B6]" office:value-type="float" office:value="13.35" calcext:value-type="float">
            <text:p>13</text:p>
          </table:table-cell>
          <table:table-cell table:style-name="ce9" table:formula="of:=+['file:///home/laiba/Downloads/Nutrafi_MealPlan_Tracker%20-%2009Jan26.xlsx'#$Anood.B6]" office:value-type="float" office:value="37.3" calcext:value-type="float">
            <text:p>37</text:p>
          </table:table-cell>
          <table:table-cell table:style-name="ce9" table:formula="of:=+['file:///home/laiba/Downloads/Nutrafi_MealPlan_Tracker%20-%2009Jan26.xlsx'#$NADA.B6]" office:value-type="float" office:value="63" calcext:value-type="float">
            <text:p>63</text:p>
          </table:table-cell>
          <table:table-cell table:style-name="ce9" table:formula="of:=+['file:///home/laiba/Downloads/Nutrafi_MealPlan_Tracker%20-%2009Jan26.xlsx'#$Garry.B6]" office:value-type="float" office:value="63" calcext:value-type="float">
            <text:p>63</text:p>
          </table:table-cell>
          <table:table-cell table:style-name="ce9" table:formula="of:=+['file:///home/laiba/Downloads/Nutrafi_MealPlan_Tracker%20-%2009Jan26.xlsx'#$Yani.B6]" office:value-type="float" office:value="42.9" calcext:value-type="float">
            <text:p>43</text:p>
          </table:table-cell>
          <table:table-cell table:style-name="ce9" table:formula="of:=+['file:///home/laiba/Downloads/Nutrafi_MealPlan_Tracker%20-%2009Jan26.xlsx'#$'suleman zeina'.B6]" office:value-type="float" office:value="45.75" calcext:value-type="float">
            <text:p>46</text:p>
          </table:table-cell>
          <table:table-cell table:style-name="ce9" table:formula="of:=+['file:///home/laiba/Downloads/Nutrafi_MealPlan_Tracker%20-%2009Jan26.xlsx'#$nisreen.B6]" office:value-type="float" office:value="47.15" calcext:value-type="float">
            <text:p>47</text:p>
          </table:table-cell>
          <table:table-cell table:style-name="ce9" table:formula="of:=+['file:///home/laiba/Downloads/Nutrafi_MealPlan_Tracker%20-%2009Jan26.xlsx'#$Thubaa.B6]" office:value-type="float" office:value="40.5" calcext:value-type="float">
            <text:p>41</text:p>
          </table:table-cell>
          <table:table-cell table:style-name="ce13" table:formula="of:=+['file:///home/laiba/Downloads/Nutrafi_MealPlan_Tracker%20-%2009Jan26.xlsx'#$saksham.B6]" office:value-type="float" office:value="60" calcext:value-type="float">
            <text:p>60</text:p>
          </table:table-cell>
          <table:table-cell table:style-name="ce13" table:formula="of:=+['file:///home/laiba/Downloads/Nutrafi_MealPlan_Tracker%20-%2009Jan26.xlsx'#$'Muhammad Brocooli 1'.B6]" office:value-type="float" office:value="41.45" calcext:value-type="float">
            <text:p>41</text:p>
          </table:table-cell>
          <table:table-cell table:style-name="ce13" table:formula="of:=+['file:///home/laiba/Downloads/Nutrafi_MealPlan_Tracker%20-%2009Jan26.xlsx'#$Najat.B6]" office:value-type="float" office:value="50" calcext:value-type="float">
            <text:p>50</text:p>
          </table:table-cell>
          <table:table-cell table:style-name="ce13" table:formula="of:=+['file:///home/laiba/Downloads/Nutrafi_MealPlan_Tracker%20-%2009Jan26.xlsx'#$Adel.B6]" office:value-type="float" office:value="67.15" calcext:value-type="float">
            <text:p>67</text:p>
          </table:table-cell>
          <table:table-cell table:style-name="ce13" table:formula="of:=['file:///home/laiba/Downloads/Nutrafi_MealPlan_Tracker%20-%2009Jan26.xlsx'#$'umer '.B6]" office:value-type="float" office:value="45.75" calcext:value-type="float">
            <text:p>46</text:p>
          </table:table-cell>
          <table:table-cell table:style-name="ce17" table:formula="of:=['file:///home/laiba/Downloads/Nutrafi_MealPlan_Tracker%20-%2009Jan26.xlsx'#$'Adel Jan'.B6]" office:value-type="float" office:value="67.15" calcext:value-type="float">
            <text:p>67</text:p>
          </table:table-cell>
          <table:table-cell table:style-name="ce17" table:formula="of:=['file:///home/laiba/Downloads/Nutrafi_MealPlan_Tracker%20-%2009Jan26.xlsx'#$Sabeen.B6]" office:value-type="float" office:value="26.7" calcext:value-type="float">
            <text:p>27</text:p>
          </table:table-cell>
          <table:table-cell table:style-name="ce17" table:formula="of:=['file:///home/laiba/Downloads/Nutrafi_MealPlan_Tracker%20-%2009Jan26.xlsx'#$Soufiane.B6]" office:value-type="float" office:value="13.35" calcext:value-type="float">
            <text:p>13</text:p>
          </table:table-cell>
          <table:table-cell table:style-name="ce17" table:formula="of:=['file:///home/laiba/Downloads/Nutrafi_MealPlan_Tracker%20-%2009Jan26.xlsx'#$Jeboi.B6]" office:value-type="float" office:value="45.75" calcext:value-type="float">
            <text:p>46</text:p>
          </table:table-cell>
          <table:table-cell table:style-name="ce17" table:formula="of:=['file:///home/laiba/Downloads/Nutrafi_MealPlan_Tracker%20-%2009Jan26.xlsx'#$SABA.B6]" office:value-type="float" office:value="13.35" calcext:value-type="float">
            <text:p>13</text:p>
          </table:table-cell>
          <table:table-cell table:style-name="ce17" table:formula="of:=['file:///home/laiba/Downloads/Nutrafi_MealPlan_Tracker%20-%2009Jan26.xlsx'#$Roger.B6]" office:value-type="float" office:value="45.75" calcext:value-type="float">
            <text:p>46</text:p>
          </table:table-cell>
          <table:table-cell table:style-name="ce17" table:formula="of:=['file:///home/laiba/Downloads/Nutrafi_MealPlan_Tracker%20-%2009Jan26.xlsx'#$meera.B6]" office:value-type="float" office:value="6.7" calcext:value-type="float">
            <text:p>7</text:p>
          </table:table-cell>
          <table:table-cell table:style-name="ce17" table:formula="of:=['file:///home/laiba/Downloads/Nutrafi_MealPlan_Tracker%20-%2009Jan26.xlsx'#$Feryal.B6]" office:value-type="float" office:value="13.35" calcext:value-type="float">
            <text:p>13</text:p>
          </table:table-cell>
          <table:table-cell table:style-name="ce17" table:formula="of:=['file:///home/laiba/Downloads/Nutrafi_MealPlan_Tracker%20-%2009Jan26.xlsx'#$ayesha.B6]" office:value-type="float" office:value="13.35" calcext:value-type="float">
            <text:p>13</text:p>
          </table:table-cell>
          <table:table-cell table:style-name="ce9" table:formula="of:=['file:///home/laiba/Downloads/Nutrafi_MealPlan_Tracker%20-%2009Jan26.xlsx'#$'NADA January'.B6]" office:value-type="float" office:value="63" calcext:value-type="float">
            <text:p>63</text:p>
          </table:table-cell>
          <table:table-cell table:style-name="ce9" table:formula="of:=['file:///home/laiba/Downloads/Nutrafi_MealPlan_Tracker%20-%2009Jan26.xlsx'#$'Saksham January'.B6]" office:value-type="float" office:value="60" calcext:value-type="float">
            <text:p>60</text:p>
          </table:table-cell>
          <table:table-cell table:style-name="ce9" table:formula="of:=['file:///home/laiba/Downloads/Nutrafi_MealPlan_Tracker%20-%2009Jan26.xlsx'#$'Soufiane new'.B6]" office:value-type="float" office:value="18.3" calcext:value-type="float">
            <text:p>18</text:p>
          </table:table-cell>
          <table:table-cell table:style-name="ce9" table:formula="of:=['file:///home/laiba/Downloads/Nutrafi_MealPlan_Tracker%20-%2009Jan26.xlsx'#$'SABA New'.B6]" office:value-type="float" office:value="13.35" calcext:value-type="float">
            <text:p>13</text:p>
          </table:table-cell>
          <table:table-cell table:style-name="ce9" table:formula="of:=['file:///home/laiba/Downloads/Nutrafi_MealPlan_Tracker%20-%2009Jan26.xlsx'#$chahat.B6]" office:value-type="float" office:value="47.65" calcext:value-type="float">
            <text:p>48</text:p>
          </table:table-cell>
          <table:table-cell table:style-name="ce9" table:formula="of:=['file:///home/laiba/Downloads/Nutrafi_MealPlan_Tracker%20-%2009Jan26.xlsx'#$'Al Hosni'.B6]" office:value-type="float" office:value="13.35" calcext:value-type="float">
            <text:p>13</text:p>
          </table:table-cell>
          <table:table-cell table:style-name="ce9" table:formula="of:=['file:///home/laiba/Downloads/Nutrafi_MealPlan_Tracker%20-%2009Jan26.xlsx'#$shamma.B6]" office:value-type="float" office:value="13.35" calcext:value-type="float">
            <text:p>13</text:p>
          </table:table-cell>
          <table:table-cell table:style-name="ce9" table:formula="of:=['file:///home/laiba/Downloads/Nutrafi_MealPlan_Tracker%20-%2009Jan26.xlsx'#$juliana.B6]" office:value-type="float" office:value="13.35" calcext:value-type="float">
            <text:p>13</text:p>
          </table:table-cell>
          <table:table-cell table:style-name="ce9" table:formula="of:=['file:///home/laiba/Downloads/Nutrafi_MealPlan_Tracker%20-%2009Jan26.xlsx'#$'fatima Media city'.B6]" office:value-type="float" office:value="13.35" calcext:value-type="float">
            <text:p>13</text:p>
          </table:table-cell>
          <table:table-cell table:style-name="ce9" table:formula="of:=['file:///home/laiba/Downloads/Nutrafi_MealPlan_Tracker%20-%2009Jan26.xlsx'#$Muhammad.B6]" office:value-type="float" office:value="13.9975" calcext:value-type="float">
            <text:p>14</text:p>
          </table:table-cell>
          <table:table-cell table:style-name="ce9" table:formula="of:=['file:///home/laiba/Downloads/Nutrafi_MealPlan_Tracker%20-%2009Jan26.xlsx'#$'suleman zeina 1'.B6]" office:value-type="float" office:value="63.75" calcext:value-type="float">
            <text:p>64</text:p>
          </table:table-cell>
          <table:table-cell table:style-name="ce9" table:formula="of:=['file:///home/laiba/Downloads/Nutrafi_MealPlan_Tracker%20-%2009Jan26.xlsx'#$'Muhammad Brocooli 1'.G6]" office:value-type="float" office:value="43.4975" calcext:value-type="float">
            <text:p>43</text:p>
          </table:table-cell>
          <table:table-cell table:style-name="ce3" table:formula="of:=['file:///home/laiba/Downloads/Nutrafi_MealPlan_Tracker%20-%2009Jan26.xlsx'#$Saif.B6]" office:value-type="float" office:value="13.9975" calcext:value-type="float">
            <text:p>13.9975</text:p>
          </table:table-cell>
          <table:table-cell table:style-name="ce23" table:formula="of:=['file:///home/laiba/Downloads/Nutrafi_MealPlan_Tracker%20-%2009Jan26.xlsx'#$Saud.B6]" office:value-type="float" office:value="13.9975" calcext:value-type="float">
            <text:p>13.9975</text:p>
          </table:table-cell>
          <table:table-cell table:style-name="ce23" table:formula="of:=['file:///home/laiba/Downloads/Nutrafi_MealPlan_Tracker%20-%2009Jan26.xlsx'#$ghazline.B6]" office:value-type="float" office:value="47.9975" calcext:value-type="float">
            <text:p>47.9975</text:p>
          </table:table-cell>
          <table:table-cell table:style-name="ce26" table:number-columns-repeated="2"/>
          <table:table-cell table:number-columns-repeated="982"/>
        </table:table-row>
        <table:table-row table:style-name="ro3">
          <table:table-cell table:style-name="ce4" office:value-type="string" calcext:value-type="string">
            <text:p>Total After VAT (AED)</text:p>
          </table:table-cell>
          <table:table-cell table:style-name="ce5" table:formula="of:=+['file:///home/laiba/Downloads/Nutrafi_MealPlan_Tracker%20-%2009Jan26.xlsx'#$Ishaq.B7]" office:value-type="float" office:value="384.3" calcext:value-type="float">
            <text:p>384.3</text:p>
          </table:table-cell>
          <table:table-cell table:style-name="ce9" table:formula="of:=+['file:///home/laiba/Downloads/Nutrafi_MealPlan_Tracker%20-%2009Jan26.xlsx'#$'muhammad brocooli'.B7]" office:value-type="float" office:value="280.35" calcext:value-type="float">
            <text:p>280</text:p>
          </table:table-cell>
          <table:table-cell table:style-name="ce9" table:formula="of:=+['file:///home/laiba/Downloads/Nutrafi_MealPlan_Tracker%20-%2009Jan26.xlsx'#$esknder.B7]" office:value-type="float" office:value="280.35" calcext:value-type="float">
            <text:p>280</text:p>
          </table:table-cell>
          <table:table-cell table:style-name="ce9" table:formula="of:=+['file:///home/laiba/Downloads/Nutrafi_MealPlan_Tracker%20-%2009Jan26.xlsx'#$Anood.B7]" office:value-type="float" office:value="783.3" calcext:value-type="float">
            <text:p>783</text:p>
          </table:table-cell>
          <table:table-cell table:style-name="ce9" table:formula="of:=+['file:///home/laiba/Downloads/Nutrafi_MealPlan_Tracker%20-%2009Jan26.xlsx'#$NADA.B7]" office:value-type="float" office:value="1323" calcext:value-type="float">
            <text:p>1323</text:p>
          </table:table-cell>
          <table:table-cell table:style-name="ce9" table:formula="of:=+['file:///home/laiba/Downloads/Nutrafi_MealPlan_Tracker%20-%2009Jan26.xlsx'#$Garry.B7]" office:value-type="float" office:value="1323" calcext:value-type="float">
            <text:p>1323</text:p>
          </table:table-cell>
          <table:table-cell table:style-name="ce9" table:formula="of:=+['file:///home/laiba/Downloads/Nutrafi_MealPlan_Tracker%20-%2009Jan26.xlsx'#$Yani.B7]" office:value-type="float" office:value="900.9" calcext:value-type="float">
            <text:p>901</text:p>
          </table:table-cell>
          <table:table-cell table:style-name="ce9" table:formula="of:=+['file:///home/laiba/Downloads/Nutrafi_MealPlan_Tracker%20-%2009Jan26.xlsx'#$'suleman zeina'.B7]" office:value-type="float" office:value="960.75" calcext:value-type="float">
            <text:p>961</text:p>
          </table:table-cell>
          <table:table-cell table:style-name="ce9" table:formula="of:=+['file:///home/laiba/Downloads/Nutrafi_MealPlan_Tracker%20-%2009Jan26.xlsx'#$nisreen.B7]" office:value-type="float" office:value="990.15" calcext:value-type="float">
            <text:p>990</text:p>
          </table:table-cell>
          <table:table-cell table:style-name="ce9" table:formula="of:=+['file:///home/laiba/Downloads/Nutrafi_MealPlan_Tracker%20-%2009Jan26.xlsx'#$Thubaa.B7]" office:value-type="float" office:value="850.5" calcext:value-type="float">
            <text:p>851</text:p>
          </table:table-cell>
          <table:table-cell table:style-name="ce13" table:formula="of:=+['file:///home/laiba/Downloads/Nutrafi_MealPlan_Tracker%20-%2009Jan26.xlsx'#$saksham.B7]" office:value-type="float" office:value="1260" calcext:value-type="float">
            <text:p>1260</text:p>
          </table:table-cell>
          <table:table-cell table:style-name="ce13" table:formula="of:=+['file:///home/laiba/Downloads/Nutrafi_MealPlan_Tracker%20-%2009Jan26.xlsx'#$'Muhammad Brocooli 1'.B7]" office:value-type="float" office:value="870.45" calcext:value-type="float">
            <text:p>870</text:p>
          </table:table-cell>
          <table:table-cell table:style-name="ce13" table:formula="of:=+['file:///home/laiba/Downloads/Nutrafi_MealPlan_Tracker%20-%2009Jan26.xlsx'#$Najat.B7]" office:value-type="float" office:value="1050" calcext:value-type="float">
            <text:p>1050</text:p>
          </table:table-cell>
          <table:table-cell table:style-name="ce13" table:formula="of:=+['file:///home/laiba/Downloads/Nutrafi_MealPlan_Tracker%20-%2009Jan26.xlsx'#$Adel.B7]" office:value-type="float" office:value="1410.15" calcext:value-type="float">
            <text:p>1410</text:p>
          </table:table-cell>
          <table:table-cell table:style-name="ce13" table:formula="of:=['file:///home/laiba/Downloads/Nutrafi_MealPlan_Tracker%20-%2009Jan26.xlsx'#$'umer '.B7]" office:value-type="float" office:value="960.75" calcext:value-type="float">
            <text:p>961</text:p>
          </table:table-cell>
          <table:table-cell table:style-name="ce17" table:formula="of:=['file:///home/laiba/Downloads/Nutrafi_MealPlan_Tracker%20-%2009Jan26.xlsx'#$'Adel Jan'.B7]" office:value-type="float" office:value="1410.15" calcext:value-type="float">
            <text:p>1410</text:p>
          </table:table-cell>
          <table:table-cell table:style-name="ce17" table:formula="of:=['file:///home/laiba/Downloads/Nutrafi_MealPlan_Tracker%20-%2009Jan26.xlsx'#$Sabeen.B7]" office:value-type="float" office:value="560.7" calcext:value-type="float">
            <text:p>561</text:p>
          </table:table-cell>
          <table:table-cell table:style-name="ce17" table:formula="of:=['file:///home/laiba/Downloads/Nutrafi_MealPlan_Tracker%20-%2009Jan26.xlsx'#$Soufiane.B7]" office:value-type="float" office:value="280.35" calcext:value-type="float">
            <text:p>280</text:p>
          </table:table-cell>
          <table:table-cell table:style-name="ce17" table:formula="of:=['file:///home/laiba/Downloads/Nutrafi_MealPlan_Tracker%20-%2009Jan26.xlsx'#$Jeboi.B7]" office:value-type="float" office:value="960.75" calcext:value-type="float">
            <text:p>961</text:p>
          </table:table-cell>
          <table:table-cell table:style-name="ce17" table:formula="of:=['file:///home/laiba/Downloads/Nutrafi_MealPlan_Tracker%20-%2009Jan26.xlsx'#$SABA.B7]" office:value-type="float" office:value="280.35" calcext:value-type="float">
            <text:p>280</text:p>
          </table:table-cell>
          <table:table-cell table:style-name="ce17" table:formula="of:=['file:///home/laiba/Downloads/Nutrafi_MealPlan_Tracker%20-%2009Jan26.xlsx'#$Roger.B7]" office:value-type="float" office:value="960.75" calcext:value-type="float">
            <text:p>961</text:p>
          </table:table-cell>
          <table:table-cell table:style-name="ce17" table:formula="of:=['file:///home/laiba/Downloads/Nutrafi_MealPlan_Tracker%20-%2009Jan26.xlsx'#$meera.B7]" office:value-type="float" office:value="140.7" calcext:value-type="float">
            <text:p>141</text:p>
          </table:table-cell>
          <table:table-cell table:style-name="ce17" table:formula="of:=['file:///home/laiba/Downloads/Nutrafi_MealPlan_Tracker%20-%2009Jan26.xlsx'#$Feryal.B7]" office:value-type="float" office:value="280.35" calcext:value-type="float">
            <text:p>280</text:p>
          </table:table-cell>
          <table:table-cell table:style-name="ce17" table:formula="of:=['file:///home/laiba/Downloads/Nutrafi_MealPlan_Tracker%20-%2009Jan26.xlsx'#$ayesha.B7]" office:value-type="float" office:value="280.35" calcext:value-type="float">
            <text:p>280</text:p>
          </table:table-cell>
          <table:table-cell table:style-name="ce9" table:formula="of:=['file:///home/laiba/Downloads/Nutrafi_MealPlan_Tracker%20-%2009Jan26.xlsx'#$'NADA January'.B7]" office:value-type="float" office:value="1323" calcext:value-type="float">
            <text:p>1323</text:p>
          </table:table-cell>
          <table:table-cell table:style-name="ce9" table:formula="of:=['file:///home/laiba/Downloads/Nutrafi_MealPlan_Tracker%20-%2009Jan26.xlsx'#$'Saksham January'.B7]" office:value-type="float" office:value="1260" calcext:value-type="float">
            <text:p>1260</text:p>
          </table:table-cell>
          <table:table-cell table:style-name="ce9" table:formula="of:=['file:///home/laiba/Downloads/Nutrafi_MealPlan_Tracker%20-%2009Jan26.xlsx'#$'Soufiane new'.B7]" office:value-type="float" office:value="384.3" calcext:value-type="float">
            <text:p>384</text:p>
          </table:table-cell>
          <table:table-cell table:style-name="ce9" table:formula="of:=['file:///home/laiba/Downloads/Nutrafi_MealPlan_Tracker%20-%2009Jan26.xlsx'#$'SABA New'.B7]" office:value-type="float" office:value="280.35" calcext:value-type="float">
            <text:p>280</text:p>
          </table:table-cell>
          <table:table-cell table:style-name="ce9" table:formula="of:=['file:///home/laiba/Downloads/Nutrafi_MealPlan_Tracker%20-%2009Jan26.xlsx'#$chahat.B7]" office:value-type="float" office:value="1000.65" calcext:value-type="float">
            <text:p>1001</text:p>
          </table:table-cell>
          <table:table-cell table:style-name="ce9" table:formula="of:=['file:///home/laiba/Downloads/Nutrafi_MealPlan_Tracker%20-%2009Jan26.xlsx'#$'Al Hosni'.B7]" office:value-type="float" office:value="280.35" calcext:value-type="float">
            <text:p>280</text:p>
          </table:table-cell>
          <table:table-cell table:style-name="ce9" table:formula="of:=['file:///home/laiba/Downloads/Nutrafi_MealPlan_Tracker%20-%2009Jan26.xlsx'#$shamma.B7]" office:value-type="float" office:value="280.35" calcext:value-type="float">
            <text:p>280</text:p>
          </table:table-cell>
          <table:table-cell table:style-name="ce9" table:formula="of:=['file:///home/laiba/Downloads/Nutrafi_MealPlan_Tracker%20-%2009Jan26.xlsx'#$juliana.B7]" office:value-type="float" office:value="280.35" calcext:value-type="float">
            <text:p>280</text:p>
          </table:table-cell>
          <table:table-cell table:style-name="ce9" table:formula="of:=['file:///home/laiba/Downloads/Nutrafi_MealPlan_Tracker%20-%2009Jan26.xlsx'#$'fatima Media city'.B7]" office:value-type="float" office:value="280.35" calcext:value-type="float">
            <text:p>280</text:p>
          </table:table-cell>
          <table:table-cell table:style-name="ce9" table:formula="of:=['file:///home/laiba/Downloads/Nutrafi_MealPlan_Tracker%20-%2009Jan26.xlsx'#$Muhammad.B7]" office:value-type="float" office:value="280" calcext:value-type="float">
            <text:p>280</text:p>
          </table:table-cell>
          <table:table-cell table:style-name="ce9" table:formula="of:=['file:///home/laiba/Downloads/Nutrafi_MealPlan_Tracker%20-%2009Jan26.xlsx'#$'suleman zeina 1'.B7]" office:value-type="float" office:value="1338.75" calcext:value-type="float">
            <text:p>1339</text:p>
          </table:table-cell>
          <table:table-cell table:style-name="ce9" table:formula="of:=['file:///home/laiba/Downloads/Nutrafi_MealPlan_Tracker%20-%2009Jan26.xlsx'#$'Muhammad Brocooli 1'.G7]" office:value-type="float" office:value="870" calcext:value-type="float">
            <text:p>870</text:p>
          </table:table-cell>
          <table:table-cell table:style-name="ce3" table:formula="of:=['file:///home/laiba/Downloads/Nutrafi_MealPlan_Tracker%20-%2009Jan26.xlsx'#$Saif.B7]" office:value-type="float" office:value="280" calcext:value-type="float">
            <text:p>280</text:p>
          </table:table-cell>
          <table:table-cell table:style-name="ce23" table:formula="of:=['file:///home/laiba/Downloads/Nutrafi_MealPlan_Tracker%20-%2009Jan26.xlsx'#$Saud.B7]" office:value-type="float" office:value="280" calcext:value-type="float">
            <text:p>280</text:p>
          </table:table-cell>
          <table:table-cell table:style-name="ce23" table:formula="of:=['file:///home/laiba/Downloads/Nutrafi_MealPlan_Tracker%20-%2009Jan26.xlsx'#$ghazline.B7]" office:value-type="float" office:value="960" calcext:value-type="float">
            <text:p>960</text:p>
          </table:table-cell>
          <table:table-cell table:style-name="ce26" table:number-columns-repeated="2"/>
          <table:table-cell table:number-columns-repeated="982"/>
        </table:table-row>
        <table:table-row table:style-name="ro5">
          <table:table-cell table:style-name="ce4" office:value-type="string" calcext:value-type="string">
            <text:p>Start Date</text:p>
          </table:table-cell>
          <table:table-cell table:style-name="ce6" table:formula="of:=+['file:///home/laiba/Downloads/Nutrafi_MealPlan_Tracker%20-%2009Jan26.xlsx'#$Ishaq.B8]" office:value-type="date" office:date-value="2025-12-24" calcext:value-type="date">
            <text:p>24-Dec-25</text:p>
          </table:table-cell>
          <table:table-cell table:style-name="ce6" table:formula="of:=+['file:///home/laiba/Downloads/Nutrafi_MealPlan_Tracker%20-%2009Jan26.xlsx'#$'muhammad brocooli'.B8]" office:value-type="date" office:date-value="2025-12-06" calcext:value-type="date">
            <text:p>6-Dec-25</text:p>
          </table:table-cell>
          <table:table-cell table:style-name="ce6" table:formula="of:=+['file:///home/laiba/Downloads/Nutrafi_MealPlan_Tracker%20-%2009Jan26.xlsx'#$esknder.B8]" office:value-type="date" office:date-value="2025-12-29" calcext:value-type="date">
            <text:p>29-Dec-25</text:p>
          </table:table-cell>
          <table:table-cell table:style-name="ce6" table:formula="of:=+['file:///home/laiba/Downloads/Nutrafi_MealPlan_Tracker%20-%2009Jan26.xlsx'#$Anood.B8]" office:value-type="date" office:date-value="2025-12-30" calcext:value-type="date">
            <text:p>30-Dec-25</text:p>
          </table:table-cell>
          <table:table-cell table:style-name="ce6" table:formula="of:=+['file:///home/laiba/Downloads/Nutrafi_MealPlan_Tracker%20-%2009Jan26.xlsx'#$NADA.B8]" office:value-type="date" office:date-value="2025-11-17" calcext:value-type="date">
            <text:p>17-Nov-25</text:p>
          </table:table-cell>
          <table:table-cell table:style-name="ce6" table:formula="of:=+['file:///home/laiba/Downloads/Nutrafi_MealPlan_Tracker%20-%2009Jan26.xlsx'#$Garry.B8]" office:value-type="date" office:date-value="2025-12-03" calcext:value-type="date">
            <text:p>3-Dec-25</text:p>
          </table:table-cell>
          <table:table-cell table:style-name="ce6" table:formula="of:=+['file:///home/laiba/Downloads/Nutrafi_MealPlan_Tracker%20-%2009Jan26.xlsx'#$Yani.B8]" office:value-type="date" office:date-value="2025-11-10" calcext:value-type="date">
            <text:p>10-Nov-25</text:p>
          </table:table-cell>
          <table:table-cell table:style-name="ce6" table:formula="of:=+['file:///home/laiba/Downloads/Nutrafi_MealPlan_Tracker%20-%2009Jan26.xlsx'#$'suleman zeina'.B8]" office:value-type="date" office:date-value="2025-11-23" calcext:value-type="date">
            <text:p>23-Nov-25</text:p>
          </table:table-cell>
          <table:table-cell table:style-name="ce6" table:formula="of:=+['file:///home/laiba/Downloads/Nutrafi_MealPlan_Tracker%20-%2009Jan26.xlsx'#$nisreen.B8]" office:value-type="date" office:date-value="2025-11-24" calcext:value-type="date">
            <text:p>24-Nov-25</text:p>
          </table:table-cell>
          <table:table-cell table:style-name="ce6" table:formula="of:=+['file:///home/laiba/Downloads/Nutrafi_MealPlan_Tracker%20-%2009Jan26.xlsx'#$Thubaa.B8]" office:value-type="date" office:date-value="2025-12-07" calcext:value-type="date">
            <text:p>7-Dec-25</text:p>
          </table:table-cell>
          <table:table-cell table:style-name="ce14" table:formula="of:=+['file:///home/laiba/Downloads/Nutrafi_MealPlan_Tracker%20-%2009Jan26.xlsx'#$saksham.B8]" office:value-type="date" office:date-value="2025-12-08" calcext:value-type="date">
            <text:p>8-Dec-25</text:p>
          </table:table-cell>
          <table:table-cell table:style-name="ce14" table:formula="of:=+['file:///home/laiba/Downloads/Nutrafi_MealPlan_Tracker%20-%2009Jan26.xlsx'#$'Muhammad Brocooli 1'.B8]" office:value-type="date" office:date-value="2025-12-16" calcext:value-type="date">
            <text:p>16-Dec-25</text:p>
          </table:table-cell>
          <table:table-cell table:style-name="ce14" table:formula="of:=+['file:///home/laiba/Downloads/Nutrafi_MealPlan_Tracker%20-%2009Jan26.xlsx'#$Najat.B8]" office:value-type="date" office:date-value="2025-12-05" calcext:value-type="date">
            <text:p>5-Dec-25</text:p>
          </table:table-cell>
          <table:table-cell table:style-name="ce14" table:formula="of:=+['file:///home/laiba/Downloads/Nutrafi_MealPlan_Tracker%20-%2009Jan26.xlsx'#$Adel.B8]" office:value-type="date" office:date-value="2025-11-11" calcext:value-type="date">
            <text:p>11-Nov-25</text:p>
          </table:table-cell>
          <table:table-cell table:style-name="ce14" table:formula="of:=['file:///home/laiba/Downloads/Nutrafi_MealPlan_Tracker%20-%2009Jan26.xlsx'#$'umer '.B8]" office:value-type="date" office:date-value="2026-01-06" calcext:value-type="date">
            <text:p>6-Jan-26</text:p>
          </table:table-cell>
          <table:table-cell table:style-name="ce18" table:formula="of:=['file:///home/laiba/Downloads/Nutrafi_MealPlan_Tracker%20-%2009Jan26.xlsx'#$'Adel Jan'.B8]" office:value-type="date" office:date-value="2026-01-07" calcext:value-type="date">
            <text:p>07 January 2026</text:p>
          </table:table-cell>
          <table:table-cell table:style-name="ce18" table:formula="of:=['file:///home/laiba/Downloads/Nutrafi_MealPlan_Tracker%20-%2009Jan26.xlsx'#$Sabeen.B8]" office:value-type="date" office:date-value="2026-01-11" calcext:value-type="date">
            <text:p>11 January 2026</text:p>
          </table:table-cell>
          <table:table-cell table:style-name="ce18" table:formula="of:=['file:///home/laiba/Downloads/Nutrafi_MealPlan_Tracker%20-%2009Jan26.xlsx'#$Soufiane.B8]" office:value-type="date" office:date-value="2026-01-11" calcext:value-type="date">
            <text:p>11 January 2026</text:p>
          </table:table-cell>
          <table:table-cell table:style-name="ce18" table:formula="of:=['file:///home/laiba/Downloads/Nutrafi_MealPlan_Tracker%20-%2009Jan26.xlsx'#$Jeboi.B8]" office:value-type="date" office:date-value="2026-01-09" calcext:value-type="date">
            <text:p>09 January 2026</text:p>
          </table:table-cell>
          <table:table-cell table:style-name="ce18" table:formula="of:=['file:///home/laiba/Downloads/Nutrafi_MealPlan_Tracker%20-%2009Jan26.xlsx'#$SABA.B8]" office:value-type="date" office:date-value="2026-01-11" calcext:value-type="date">
            <text:p>11 January 2026</text:p>
          </table:table-cell>
          <table:table-cell table:style-name="ce18" table:formula="of:=['file:///home/laiba/Downloads/Nutrafi_MealPlan_Tracker%20-%2009Jan26.xlsx'#$Roger.B8]" office:value-type="date" office:date-value="2026-01-11" calcext:value-type="date">
            <text:p>11 January 2026</text:p>
          </table:table-cell>
          <table:table-cell table:style-name="ce18" table:formula="of:=['file:///home/laiba/Downloads/Nutrafi_MealPlan_Tracker%20-%2009Jan26.xlsx'#$meera.B8]" office:value-type="date" office:date-value="2026-01-14" calcext:value-type="date">
            <text:p>14 January 2026</text:p>
          </table:table-cell>
          <table:table-cell table:style-name="ce18" table:formula="of:=['file:///home/laiba/Downloads/Nutrafi_MealPlan_Tracker%20-%2009Jan26.xlsx'#$Feryal.B8]" office:value-type="date" office:date-value="2026-01-15" calcext:value-type="date">
            <text:p>15 January 2026</text:p>
          </table:table-cell>
          <table:table-cell table:style-name="ce18" table:formula="of:=['file:///home/laiba/Downloads/Nutrafi_MealPlan_Tracker%20-%2009Jan26.xlsx'#$ayesha.B8]" office:value-type="date" office:date-value="2026-01-15" calcext:value-type="date">
            <text:p>15 January 2026</text:p>
          </table:table-cell>
          <table:table-cell table:style-name="ce6" table:formula="of:=['file:///home/laiba/Downloads/Nutrafi_MealPlan_Tracker%20-%2009Jan26.xlsx'#$'NADA January'.B8]" office:value-type="date" office:date-value="2026-01-13" calcext:value-type="date">
            <text:p>13-Jan-26</text:p>
          </table:table-cell>
          <table:table-cell table:style-name="ce6" table:formula="of:=['file:///home/laiba/Downloads/Nutrafi_MealPlan_Tracker%20-%2009Jan26.xlsx'#$'Saksham January'.B8]" office:value-type="date" office:date-value="2026-01-08" calcext:value-type="date">
            <text:p>8-Jan-26</text:p>
          </table:table-cell>
          <table:table-cell table:style-name="ce6" table:formula="of:=['file:///home/laiba/Downloads/Nutrafi_MealPlan_Tracker%20-%2009Jan26.xlsx'#$'Soufiane new'.B8]" office:value-type="date" office:date-value="2026-01-19" calcext:value-type="date">
            <text:p>19-Jan-26</text:p>
          </table:table-cell>
          <table:table-cell table:style-name="ce6" table:formula="of:=['file:///home/laiba/Downloads/Nutrafi_MealPlan_Tracker%20-%2009Jan26.xlsx'#$'SABA New'.B8]" office:value-type="date" office:date-value="2026-01-17" calcext:value-type="date">
            <text:p>17-Jan-26</text:p>
          </table:table-cell>
          <table:table-cell table:style-name="ce6" table:formula="of:=['file:///home/laiba/Downloads/Nutrafi_MealPlan_Tracker%20-%2009Jan26.xlsx'#$chahat.B8]" office:value-type="date" office:date-value="2026-01-04" calcext:value-type="date">
            <text:p>4-Jan-26</text:p>
          </table:table-cell>
          <table:table-cell table:style-name="ce6" table:formula="of:=['file:///home/laiba/Downloads/Nutrafi_MealPlan_Tracker%20-%2009Jan26.xlsx'#$'Al Hosni'.B8]" office:value-type="date" office:date-value="2026-01-21" calcext:value-type="date">
            <text:p>21-Jan-26</text:p>
          </table:table-cell>
          <table:table-cell table:style-name="ce6" table:formula="of:=['file:///home/laiba/Downloads/Nutrafi_MealPlan_Tracker%20-%2009Jan26.xlsx'#$shamma.B8]" office:value-type="date" office:date-value="2026-01-19" calcext:value-type="date">
            <text:p>19-Jan-26</text:p>
          </table:table-cell>
          <table:table-cell table:style-name="ce6" table:formula="of:=['file:///home/laiba/Downloads/Nutrafi_MealPlan_Tracker%20-%2009Jan26.xlsx'#$juliana.B8]" office:value-type="date" office:date-value="2026-01-16" calcext:value-type="date">
            <text:p>16-Jan-26</text:p>
          </table:table-cell>
          <table:table-cell table:style-name="ce6" table:formula="of:=['file:///home/laiba/Downloads/Nutrafi_MealPlan_Tracker%20-%2009Jan26.xlsx'#$'fatima Media city'.B8]" office:value-type="date" office:date-value="2026-01-26" calcext:value-type="date">
            <text:p>26-Jan-26</text:p>
          </table:table-cell>
          <table:table-cell table:style-name="ce6" table:formula="of:=['file:///home/laiba/Downloads/Nutrafi_MealPlan_Tracker%20-%2009Jan26.xlsx'#$Muhammad.B8]" office:value-type="date" office:date-value="2026-01-26" calcext:value-type="date">
            <text:p>26-Jan-26</text:p>
          </table:table-cell>
          <table:table-cell table:style-name="ce6" table:formula="of:=['file:///home/laiba/Downloads/Nutrafi_MealPlan_Tracker%20-%2009Jan26.xlsx'#$'suleman zeina 1'.B8]" office:value-type="date" office:date-value="2026-01-20" calcext:value-type="date">
            <text:p>20-Jan-26</text:p>
          </table:table-cell>
          <table:table-cell table:style-name="ce6" table:formula="of:=['file:///home/laiba/Downloads/Nutrafi_MealPlan_Tracker%20-%2009Jan26.xlsx'#$'Muhammad Brocooli 1'.G8]" office:value-type="date" office:date-value="2026-01-25" calcext:value-type="date">
            <text:p>25-Jan-26</text:p>
          </table:table-cell>
          <table:table-cell table:style-name="ce22" table:formula="of:=['file:///home/laiba/Downloads/Nutrafi_MealPlan_Tracker%20-%2009Jan26.xlsx'#$Saif.B8]" office:value-type="date" office:date-value="2026-01-26" calcext:value-type="date">
            <text:p>26 January 2026</text:p>
          </table:table-cell>
          <table:table-cell table:style-name="ce25" table:formula="of:=['file:///home/laiba/Downloads/Nutrafi_MealPlan_Tracker%20-%2009Jan26.xlsx'#$Saud.B8]" office:value-type="date" office:date-value="2026-01-26" calcext:value-type="date">
            <text:p>26 January 2026</text:p>
          </table:table-cell>
          <table:table-cell table:style-name="ce25" table:formula="of:=['file:///home/laiba/Downloads/Nutrafi_MealPlan_Tracker%20-%2009Jan26.xlsx'#$ghazline.B8]" office:value-type="date" office:date-value="2026-01-25" calcext:value-type="date">
            <text:p>25 January 2026</text:p>
          </table:table-cell>
          <table:table-cell table:style-name="ce27" table:number-columns-repeated="2"/>
          <table:table-cell table:number-columns-repeated="982"/>
        </table:table-row>
        <table:table-row table:style-name="ro5">
          <table:table-cell table:style-name="ce4" office:value-type="string" calcext:value-type="string">
            <text:p>End Date</text:p>
          </table:table-cell>
          <table:table-cell table:style-name="ce6" table:formula="of:=+['file:///home/laiba/Downloads/Nutrafi_MealPlan_Tracker%20-%2009Jan26.xlsx'#$Ishaq.B9]" office:value-type="date" office:date-value="2025-12-30" calcext:value-type="date">
            <text:p>30-Dec-25</text:p>
          </table:table-cell>
          <table:table-cell table:style-name="ce6" table:formula="of:=+['file:///home/laiba/Downloads/Nutrafi_MealPlan_Tracker%20-%2009Jan26.xlsx'#$'muhammad brocooli'.B9]" office:value-type="date" office:date-value="2025-12-11" calcext:value-type="date">
            <text:p>11-Dec-25</text:p>
          </table:table-cell>
          <table:table-cell table:style-name="ce6" table:formula="of:=+['file:///home/laiba/Downloads/Nutrafi_MealPlan_Tracker%20-%2009Jan26.xlsx'#$esknder.B9]" office:value-type="date" office:date-value="2025-01-04" calcext:value-type="date">
            <text:p>4-Jan-25</text:p>
          </table:table-cell>
          <table:table-cell table:style-name="ce6" table:formula="of:=+['file:///home/laiba/Downloads/Nutrafi_MealPlan_Tracker%20-%2009Jan26.xlsx'#$Anood.B9]" office:value-type="date" office:date-value="1899-12-30" calcext:value-type="date">
            <text:p>30-Dec-99</text:p>
          </table:table-cell>
          <table:table-cell table:style-name="ce6" table:formula="of:=+['file:///home/laiba/Downloads/Nutrafi_MealPlan_Tracker%20-%2009Jan26.xlsx'#$NADA.B9]" office:value-type="date" office:date-value="1899-12-30" calcext:value-type="date">
            <text:p>30-Dec-99</text:p>
          </table:table-cell>
          <table:table-cell table:style-name="ce6" table:formula="of:=+['file:///home/laiba/Downloads/Nutrafi_MealPlan_Tracker%20-%2009Jan26.xlsx'#$Garry.B9]" office:value-type="date" office:date-value="1899-12-30" calcext:value-type="date">
            <text:p>30-Dec-99</text:p>
          </table:table-cell>
          <table:table-cell table:style-name="ce6" table:formula="of:=+['file:///home/laiba/Downloads/Nutrafi_MealPlan_Tracker%20-%2009Jan26.xlsx'#$Yani.B9]" office:value-type="date" office:date-value="1899-12-30" calcext:value-type="date">
            <text:p>30-Dec-99</text:p>
          </table:table-cell>
          <table:table-cell table:style-name="ce6" table:formula="of:=+['file:///home/laiba/Downloads/Nutrafi_MealPlan_Tracker%20-%2009Jan26.xlsx'#$'suleman zeina'.B9]" office:value-type="date" office:date-value="1899-12-30" calcext:value-type="date">
            <text:p>30-Dec-99</text:p>
          </table:table-cell>
          <table:table-cell table:style-name="ce6" table:formula="of:=+['file:///home/laiba/Downloads/Nutrafi_MealPlan_Tracker%20-%2009Jan26.xlsx'#$nisreen.B9]" office:value-type="date" office:date-value="1899-12-30" calcext:value-type="date">
            <text:p>30-Dec-99</text:p>
          </table:table-cell>
          <table:table-cell table:style-name="ce6" table:formula="of:=+['file:///home/laiba/Downloads/Nutrafi_MealPlan_Tracker%20-%2009Jan26.xlsx'#$Thubaa.B9]" office:value-type="date" office:date-value="1899-12-30" calcext:value-type="date">
            <text:p>30-Dec-99</text:p>
          </table:table-cell>
          <table:table-cell table:style-name="ce14" office:value-type="date" office:date-value="2026-01-08" calcext:value-type="date">
            <text:p>8-Jan-26</text:p>
          </table:table-cell>
          <table:table-cell table:style-name="ce14" table:formula="of:=+['file:///home/laiba/Downloads/Nutrafi_MealPlan_Tracker%20-%2009Jan26.xlsx'#$'Muhammad Brocooli 1'.B9]" office:value-type="date" office:date-value="1899-12-30" calcext:value-type="date">
            <text:p>30-Dec-99</text:p>
          </table:table-cell>
          <table:table-cell table:style-name="ce14" table:formula="of:=+['file:///home/laiba/Downloads/Nutrafi_MealPlan_Tracker%20-%2009Jan26.xlsx'#$Najat.B9]" office:value-type="date" office:date-value="1899-12-30" calcext:value-type="date">
            <text:p>30-Dec-99</text:p>
          </table:table-cell>
          <table:table-cell table:style-name="ce14" table:formula="of:=+['file:///home/laiba/Downloads/Nutrafi_MealPlan_Tracker%20-%2009Jan26.xlsx'#$Adel.B9]" office:value-type="date" office:date-value="1899-12-30" calcext:value-type="date">
            <text:p>30-Dec-99</text:p>
          </table:table-cell>
          <table:table-cell table:style-name="ce14" table:formula="of:=['file:///home/laiba/Downloads/Nutrafi_MealPlan_Tracker%20-%2009Jan26.xlsx'#$'umer '.B9]" office:value-type="date" office:date-value="1899-12-30" calcext:value-type="date">
            <text:p>30-Dec-99</text:p>
          </table:table-cell>
          <table:table-cell table:style-name="ce18" table:formula="of:=['file:///home/laiba/Downloads/Nutrafi_MealPlan_Tracker%20-%2009Jan26.xlsx'#$'Adel Jan'.B9]" office:value-type="date" office:date-value="1899-12-30" calcext:value-type="date">
            <text:p>30 December 1899</text:p>
          </table:table-cell>
          <table:table-cell table:style-name="ce18" table:formula="of:=['file:///home/laiba/Downloads/Nutrafi_MealPlan_Tracker%20-%2009Jan26.xlsx'#$Sabeen.B9]" office:value-type="date" office:date-value="1899-12-30" calcext:value-type="date">
            <text:p>30 December 1899</text:p>
          </table:table-cell>
          <table:table-cell table:style-name="ce18" table:formula="of:=['file:///home/laiba/Downloads/Nutrafi_MealPlan_Tracker%20-%2009Jan26.xlsx'#$Soufiane.B9]" office:value-type="date" office:date-value="1899-12-30" calcext:value-type="date">
            <text:p>30 December 1899</text:p>
          </table:table-cell>
          <table:table-cell table:style-name="ce18" table:formula="of:=['file:///home/laiba/Downloads/Nutrafi_MealPlan_Tracker%20-%2009Jan26.xlsx'#$Jeboi.B9]" office:value-type="date" office:date-value="1899-12-30" calcext:value-type="date">
            <text:p>30 December 1899</text:p>
          </table:table-cell>
          <table:table-cell table:style-name="ce18" table:formula="of:=['file:///home/laiba/Downloads/Nutrafi_MealPlan_Tracker%20-%2009Jan26.xlsx'#$SABA.B9]" office:value-type="date" office:date-value="1899-12-30" calcext:value-type="date">
            <text:p>30 December 1899</text:p>
          </table:table-cell>
          <table:table-cell table:style-name="ce18" table:formula="of:=['file:///home/laiba/Downloads/Nutrafi_MealPlan_Tracker%20-%2009Jan26.xlsx'#$SABA.C9]" office:value-type="date" office:date-value="1899-12-30" calcext:value-type="date">
            <text:p>30 December 1899</text:p>
          </table:table-cell>
          <table:table-cell table:style-name="ce18" table:formula="of:=['file:///home/laiba/Downloads/Nutrafi_MealPlan_Tracker%20-%2009Jan26.xlsx'#$meera.B9]" office:value-type="date" office:date-value="1899-12-30" calcext:value-type="date">
            <text:p>30 December 1899</text:p>
          </table:table-cell>
          <table:table-cell table:style-name="ce18" table:formula="of:=['file:///home/laiba/Downloads/Nutrafi_MealPlan_Tracker%20-%2009Jan26.xlsx'#$Feryal.B9]" office:value-type="date" office:date-value="1899-12-30" calcext:value-type="date">
            <text:p>30 December 1899</text:p>
          </table:table-cell>
          <table:table-cell table:style-name="ce18" table:formula="of:=['file:///home/laiba/Downloads/Nutrafi_MealPlan_Tracker%20-%2009Jan26.xlsx'#$ayesha.B9]" office:value-type="date" office:date-value="1899-12-30" calcext:value-type="date">
            <text:p>30 December 1899</text:p>
          </table:table-cell>
          <table:table-cell table:style-name="ce6" table:formula="of:=['file:///home/laiba/Downloads/Nutrafi_MealPlan_Tracker%20-%2009Jan26.xlsx'#$'NADA January'.B9]" office:value-type="date" office:date-value="1899-12-30" calcext:value-type="date">
            <text:p>30-Dec-99</text:p>
          </table:table-cell>
          <table:table-cell table:style-name="ce6" table:formula="of:=['file:///home/laiba/Downloads/Nutrafi_MealPlan_Tracker%20-%2009Jan26.xlsx'#$'Saksham January'.B9]" office:value-type="date" office:date-value="1899-12-30" calcext:value-type="date">
            <text:p>30-Dec-99</text:p>
          </table:table-cell>
          <table:table-cell table:style-name="ce6" table:formula="of:=['file:///home/laiba/Downloads/Nutrafi_MealPlan_Tracker%20-%2009Jan26.xlsx'#$'Soufiane new'.B9]" office:value-type="date" office:date-value="1899-12-30" calcext:value-type="date">
            <text:p>30-Dec-99</text:p>
          </table:table-cell>
          <table:table-cell table:style-name="ce6" table:formula="of:=['file:///home/laiba/Downloads/Nutrafi_MealPlan_Tracker%20-%2009Jan26.xlsx'#$'SABA New'.B9]" office:value-type="date" office:date-value="1899-12-30" calcext:value-type="date">
            <text:p>30-Dec-99</text:p>
          </table:table-cell>
          <table:table-cell table:style-name="ce6" table:formula="of:=['file:///home/laiba/Downloads/Nutrafi_MealPlan_Tracker%20-%2009Jan26.xlsx'#$chahat.B9]" office:value-type="date" office:date-value="1899-12-30" calcext:value-type="date">
            <text:p>30-Dec-99</text:p>
          </table:table-cell>
          <table:table-cell table:style-name="ce6" table:formula="of:=['file:///home/laiba/Downloads/Nutrafi_MealPlan_Tracker%20-%2009Jan26.xlsx'#$'Al Hosni'.B9]" office:value-type="date" office:date-value="1899-12-30" calcext:value-type="date">
            <text:p>30-Dec-99</text:p>
          </table:table-cell>
          <table:table-cell table:style-name="ce6" table:formula="of:=['file:///home/laiba/Downloads/Nutrafi_MealPlan_Tracker%20-%2009Jan26.xlsx'#$shamma.B9]" office:value-type="date" office:date-value="1899-12-30" calcext:value-type="date">
            <text:p>30-Dec-99</text:p>
          </table:table-cell>
          <table:table-cell table:style-name="ce6" table:formula="of:=['file:///home/laiba/Downloads/Nutrafi_MealPlan_Tracker%20-%2009Jan26.xlsx'#$juliana.B9]" office:value-type="date" office:date-value="1899-12-30" calcext:value-type="date">
            <text:p>30-Dec-99</text:p>
          </table:table-cell>
          <table:table-cell table:style-name="ce6" table:formula="of:=['file:///home/laiba/Downloads/Nutrafi_MealPlan_Tracker%20-%2009Jan26.xlsx'#$'fatima Media city'.B9]" office:value-type="date" office:date-value="1899-12-30" calcext:value-type="date">
            <text:p>30-Dec-99</text:p>
          </table:table-cell>
          <table:table-cell table:style-name="ce6" table:formula="of:=['file:///home/laiba/Downloads/Nutrafi_MealPlan_Tracker%20-%2009Jan26.xlsx'#$Muhammad.B9]" office:value-type="date" office:date-value="1899-12-30" calcext:value-type="date">
            <text:p>30-Dec-99</text:p>
          </table:table-cell>
          <table:table-cell table:style-name="ce6" table:formula="of:=['file:///home/laiba/Downloads/Nutrafi_MealPlan_Tracker%20-%2009Jan26.xlsx'#$'suleman zeina 1'.B9]" office:value-type="date" office:date-value="1899-12-30" calcext:value-type="date">
            <text:p>30-Dec-99</text:p>
          </table:table-cell>
          <table:table-cell table:style-name="ce6" table:formula="of:=['file:///home/laiba/Downloads/Nutrafi_MealPlan_Tracker%20-%2009Jan26.xlsx'#$'Muhammad Brocooli 1'.G9]" office:value-type="date" office:date-value="1899-12-30" calcext:value-type="date">
            <text:p>30-Dec-99</text:p>
          </table:table-cell>
          <table:table-cell table:style-name="ce22" table:formula="of:=['file:///home/laiba/Downloads/Nutrafi_MealPlan_Tracker%20-%2009Jan26.xlsx'#$Saif.B9]" office:value-type="date" office:date-value="1899-12-30" calcext:value-type="date">
            <text:p>30 December 1899</text:p>
          </table:table-cell>
          <table:table-cell table:style-name="ce25" table:formula="of:=['file:///home/laiba/Downloads/Nutrafi_MealPlan_Tracker%20-%2009Jan26.xlsx'#$Saud.B9]" office:value-type="date" office:date-value="1899-12-30" calcext:value-type="date">
            <text:p>30 December 1899</text:p>
          </table:table-cell>
          <table:table-cell table:style-name="ce25" table:formula="of:=['file:///home/laiba/Downloads/Nutrafi_MealPlan_Tracker%20-%2009Jan26.xlsx'#$ghazline.B9]" office:value-type="date" office:date-value="1899-12-30" calcext:value-type="date">
            <text:p>30 December 1899</text:p>
          </table:table-cell>
          <table:table-cell table:style-name="ce27" table:number-columns-repeated="2"/>
          <table:table-cell table:number-columns-repeated="982"/>
        </table:table-row>
        <table:table-row table:style-name="ro3">
          <table:table-cell table:style-name="ce4" office:value-type="string" calcext:value-type="string">
            <text:p>Total Meals</text:p>
          </table:table-cell>
          <table:table-cell table:style-name="ce5" table:formula="of:=+['file:///home/laiba/Downloads/Nutrafi_MealPlan_Tracker%20-%2009Jan26.xlsx'#$Ishaq.B10]" office:value-type="float" office:value="15" calcext:value-type="float">
            <text:p>15</text:p>
          </table:table-cell>
          <table:table-cell table:style-name="ce5" table:formula="of:=+['file:///home/laiba/Downloads/Nutrafi_MealPlan_Tracker%20-%2009Jan26.xlsx'#$'muhammad brocooli'.B10]" office:value-type="float" office:value="10" calcext:value-type="float">
            <text:p>10</text:p>
          </table:table-cell>
          <table:table-cell table:style-name="ce5" table:formula="of:=+['file:///home/laiba/Downloads/Nutrafi_MealPlan_Tracker%20-%2009Jan26.xlsx'#$esknder.B10]" office:value-type="float" office:value="10" calcext:value-type="float">
            <text:p>10</text:p>
          </table:table-cell>
          <table:table-cell table:style-name="ce5" table:formula="of:=+['file:///home/laiba/Downloads/Nutrafi_MealPlan_Tracker%20-%2009Jan26.xlsx'#$Anood.B10]" office:value-type="float" office:value="28" calcext:value-type="float">
            <text:p>28</text:p>
          </table:table-cell>
          <table:table-cell table:style-name="ce5" table:formula="of:=+['file:///home/laiba/Downloads/Nutrafi_MealPlan_Tracker%20-%2009Jan26.xlsx'#$NADA.B10]" office:value-type="float" office:value="78" calcext:value-type="float">
            <text:p>78</text:p>
          </table:table-cell>
          <table:table-cell table:style-name="ce5" table:formula="of:=+['file:///home/laiba/Downloads/Nutrafi_MealPlan_Tracker%20-%2009Jan26.xlsx'#$Garry.B10]" office:value-type="float" office:value="78" calcext:value-type="float">
            <text:p>78</text:p>
          </table:table-cell>
          <table:table-cell table:style-name="ce5" table:formula="of:=+['file:///home/laiba/Downloads/Nutrafi_MealPlan_Tracker%20-%2009Jan26.xlsx'#$Yani.B10]" office:value-type="float" office:value="44" calcext:value-type="float">
            <text:p>44</text:p>
          </table:table-cell>
          <table:table-cell table:style-name="ce5" table:formula="of:=+['file:///home/laiba/Downloads/Nutrafi_MealPlan_Tracker%20-%2009Jan26.xlsx'#$'suleman zeina'.B10]" office:value-type="float" office:value="44" calcext:value-type="float">
            <text:p>44</text:p>
          </table:table-cell>
          <table:table-cell table:style-name="ce5" table:formula="of:=+['file:///home/laiba/Downloads/Nutrafi_MealPlan_Tracker%20-%2009Jan26.xlsx'#$nisreen.B10]" office:value-type="float" office:value="44" calcext:value-type="float">
            <text:p>44</text:p>
          </table:table-cell>
          <table:table-cell table:style-name="ce5" table:formula="of:=+['file:///home/laiba/Downloads/Nutrafi_MealPlan_Tracker%20-%2009Jan26.xlsx'#$Thubaa.B10]" office:value-type="float" office:value="44" calcext:value-type="float">
            <text:p>44</text:p>
          </table:table-cell>
          <table:table-cell table:style-name="ce12" table:formula="of:=+['file:///home/laiba/Downloads/Nutrafi_MealPlan_Tracker%20-%2009Jan26.xlsx'#$saksham.B10]" office:value-type="float" office:value="66" calcext:value-type="float">
            <text:p>66</text:p>
          </table:table-cell>
          <table:table-cell table:style-name="ce12" table:formula="of:=+['file:///home/laiba/Downloads/Nutrafi_MealPlan_Tracker%20-%2009Jan26.xlsx'#$'Muhammad Brocooli 1'.B10]" office:value-type="float" office:value="40" calcext:value-type="float">
            <text:p>40</text:p>
          </table:table-cell>
          <table:table-cell table:style-name="ce12" table:formula="of:=+['file:///home/laiba/Downloads/Nutrafi_MealPlan_Tracker%20-%2009Jan26.xlsx'#$Najat.B10]" office:value-type="float" office:value="52" calcext:value-type="float">
            <text:p>52</text:p>
          </table:table-cell>
          <table:table-cell table:style-name="ce12" table:formula="of:=+['file:///home/laiba/Downloads/Nutrafi_MealPlan_Tracker%20-%2009Jan26.xlsx'#$Adel.B10]" office:value-type="float" office:value="78" calcext:value-type="float">
            <text:p>78</text:p>
          </table:table-cell>
          <table:table-cell table:style-name="ce12" table:formula="of:=['file:///home/laiba/Downloads/Nutrafi_MealPlan_Tracker%20-%2009Jan26.xlsx'#$'umer '.B10]" office:value-type="float" office:value="44" calcext:value-type="float">
            <text:p>44</text:p>
          </table:table-cell>
          <table:table-cell table:style-name="ce16" table:formula="of:=['file:///home/laiba/Downloads/Nutrafi_MealPlan_Tracker%20-%2009Jan26.xlsx'#$'Adel Jan'.B10]" office:value-type="float" office:value="78" calcext:value-type="float">
            <text:p>78</text:p>
          </table:table-cell>
          <table:table-cell table:style-name="ce16" table:formula="of:=['file:///home/laiba/Downloads/Nutrafi_MealPlan_Tracker%20-%2009Jan26.xlsx'#$Sabeen.B10]" office:value-type="float" office:value="20" calcext:value-type="float">
            <text:p>20</text:p>
          </table:table-cell>
          <table:table-cell table:style-name="ce16" table:formula="of:=['file:///home/laiba/Downloads/Nutrafi_MealPlan_Tracker%20-%2009Jan26.xlsx'#$Soufiane.B10]" office:value-type="float" office:value="10" calcext:value-type="float">
            <text:p>10</text:p>
          </table:table-cell>
          <table:table-cell table:style-name="ce16" table:formula="of:=['file:///home/laiba/Downloads/Nutrafi_MealPlan_Tracker%20-%2009Jan26.xlsx'#$Jeboi.B10]" office:value-type="float" office:value="44" calcext:value-type="float">
            <text:p>44</text:p>
          </table:table-cell>
          <table:table-cell table:style-name="ce16" table:formula="of:=['file:///home/laiba/Downloads/Nutrafi_MealPlan_Tracker%20-%2009Jan26.xlsx'#$SABA.B10]" office:value-type="float" office:value="10" calcext:value-type="float">
            <text:p>10</text:p>
          </table:table-cell>
          <table:table-cell table:style-name="ce16" table:formula="of:=['file:///home/laiba/Downloads/Nutrafi_MealPlan_Tracker%20-%2009Jan26.xlsx'#$Roger.B10]" office:value-type="float" office:value="44" calcext:value-type="float">
            <text:p>44</text:p>
          </table:table-cell>
          <table:table-cell table:style-name="ce16" table:formula="of:=['file:///home/laiba/Downloads/Nutrafi_MealPlan_Tracker%20-%2009Jan26.xlsx'#$meera.B10]" office:value-type="float" office:value="5" calcext:value-type="float">
            <text:p>5</text:p>
          </table:table-cell>
          <table:table-cell table:style-name="ce16" table:formula="of:=['file:///home/laiba/Downloads/Nutrafi_MealPlan_Tracker%20-%2009Jan26.xlsx'#$Feryal.B10]" office:value-type="float" office:value="10" calcext:value-type="float">
            <text:p>10</text:p>
          </table:table-cell>
          <table:table-cell table:style-name="ce16" table:formula="of:=['file:///home/laiba/Downloads/Nutrafi_MealPlan_Tracker%20-%2009Jan26.xlsx'#$ayesha.B10]" office:value-type="float" office:value="10" calcext:value-type="float">
            <text:p>10</text:p>
          </table:table-cell>
          <table:table-cell table:style-name="ce5" table:formula="of:=['file:///home/laiba/Downloads/Nutrafi_MealPlan_Tracker%20-%2009Jan26.xlsx'#$'NADA January'.B10]" office:value-type="float" office:value="78" calcext:value-type="float">
            <text:p>78</text:p>
          </table:table-cell>
          <table:table-cell table:style-name="ce5" table:formula="of:=['file:///home/laiba/Downloads/Nutrafi_MealPlan_Tracker%20-%2009Jan26.xlsx'#$'Saksham January'.B10]" office:value-type="float" office:value="66" calcext:value-type="float">
            <text:p>66</text:p>
          </table:table-cell>
          <table:table-cell table:style-name="ce5" table:formula="of:=['file:///home/laiba/Downloads/Nutrafi_MealPlan_Tracker%20-%2009Jan26.xlsx'#$'Soufiane new'.B10]" office:value-type="float" office:value="15" calcext:value-type="float">
            <text:p>15</text:p>
          </table:table-cell>
          <table:table-cell table:style-name="ce5" table:formula="of:=['file:///home/laiba/Downloads/Nutrafi_MealPlan_Tracker%20-%2009Jan26.xlsx'#$'SABA New'.B10]" office:value-type="float" office:value="10" calcext:value-type="float">
            <text:p>10</text:p>
          </table:table-cell>
          <table:table-cell table:style-name="ce5" table:formula="of:=['file:///home/laiba/Downloads/Nutrafi_MealPlan_Tracker%20-%2009Jan26.xlsx'#$chahat.B10]" office:value-type="float" office:value="52" calcext:value-type="float">
            <text:p>52</text:p>
          </table:table-cell>
          <table:table-cell table:style-name="ce5" table:formula="of:=['file:///home/laiba/Downloads/Nutrafi_MealPlan_Tracker%20-%2009Jan26.xlsx'#$'Al Hosni'.B10]" office:value-type="float" office:value="10" calcext:value-type="float">
            <text:p>10</text:p>
          </table:table-cell>
          <table:table-cell table:style-name="ce5" table:formula="of:=['file:///home/laiba/Downloads/Nutrafi_MealPlan_Tracker%20-%2009Jan26.xlsx'#$shamma.B10]" office:value-type="float" office:value="10" calcext:value-type="float">
            <text:p>10</text:p>
          </table:table-cell>
          <table:table-cell table:style-name="ce5" table:formula="of:=['file:///home/laiba/Downloads/Nutrafi_MealPlan_Tracker%20-%2009Jan26.xlsx'#$juliana.B10]" office:value-type="float" office:value="10" calcext:value-type="float">
            <text:p>10</text:p>
          </table:table-cell>
          <table:table-cell table:style-name="ce5" table:formula="of:=['file:///home/laiba/Downloads/Nutrafi_MealPlan_Tracker%20-%2009Jan26.xlsx'#$'fatima Media city'.B10]" office:value-type="float" office:value="10" calcext:value-type="float">
            <text:p>10</text:p>
          </table:table-cell>
          <table:table-cell table:style-name="ce5" table:formula="of:=['file:///home/laiba/Downloads/Nutrafi_MealPlan_Tracker%20-%2009Jan26.xlsx'#$Muhammad.B10]" office:value-type="float" office:value="10" calcext:value-type="float">
            <text:p>10</text:p>
          </table:table-cell>
          <table:table-cell table:style-name="ce5" table:formula="of:=['file:///home/laiba/Downloads/Nutrafi_MealPlan_Tracker%20-%2009Jan26.xlsx'#$'suleman zeina 1'.B10]" office:value-type="float" office:value="66" calcext:value-type="float">
            <text:p>66</text:p>
          </table:table-cell>
          <table:table-cell table:style-name="ce5" table:formula="of:=['file:///home/laiba/Downloads/Nutrafi_MealPlan_Tracker%20-%2009Jan26.xlsx'#$'Muhammad Brocooli 1'.G10]" office:value-type="float" office:value="40" calcext:value-type="float">
            <text:p>40</text:p>
          </table:table-cell>
          <table:table-cell table:style-name="ce3" table:formula="of:=['file:///home/laiba/Downloads/Nutrafi_MealPlan_Tracker%20-%2009Jan26.xlsx'#$Saif.B10]" office:value-type="float" office:value="10" calcext:value-type="float">
            <text:p>10</text:p>
          </table:table-cell>
          <table:table-cell table:style-name="ce23" table:formula="of:=['file:///home/laiba/Downloads/Nutrafi_MealPlan_Tracker%20-%2009Jan26.xlsx'#$Saud.B10]" office:value-type="float" office:value="10" calcext:value-type="float">
            <text:p>10</text:p>
          </table:table-cell>
          <table:table-cell table:style-name="ce23" table:formula="of:=['file:///home/laiba/Downloads/Nutrafi_MealPlan_Tracker%20-%2009Jan26.xlsx'#$ghazline.B10]" office:value-type="float" office:value="44" calcext:value-type="float">
            <text:p>44</text:p>
          </table:table-cell>
          <table:table-cell table:style-name="ce2" table:number-columns-repeated="2"/>
          <table:table-cell table:number-columns-repeated="982"/>
        </table:table-row>
        <table:table-row table:style-name="ro3">
          <table:table-cell table:style-name="ce4" office:value-type="string" calcext:value-type="string">
            <text:p>Remaining meal plans</text:p>
          </table:table-cell>
          <table:table-cell table:style-name="ce7" table:formula="of:=+['file:///home/laiba/Downloads/Nutrafi_MealPlan_Tracker%20-%2009Jan26.xlsx'#$Ishaq.B11]" office:value-type="float" office:value="0" calcext:value-type="float">
            <text:p>0</text:p>
          </table:table-cell>
          <table:table-cell table:style-name="ce7" table:formula="of:=+['file:///home/laiba/Downloads/Nutrafi_MealPlan_Tracker%20-%2009Jan26.xlsx'#$'muhammad brocooli'.B11]" office:value-type="float" office:value="-2" calcext:value-type="float">
            <text:p>-2</text:p>
          </table:table-cell>
          <table:table-cell table:style-name="ce7" table:formula="of:=+['file:///home/laiba/Downloads/Nutrafi_MealPlan_Tracker%20-%2009Jan26.xlsx'#$esknder.B11]" office:value-type="float" office:value="0" calcext:value-type="float">
            <text:p>0</text:p>
          </table:table-cell>
          <table:table-cell table:style-name="ce7" table:formula="of:=+['file:///home/laiba/Downloads/Nutrafi_MealPlan_Tracker%20-%2009Jan26.xlsx'#$Anood.B11]" office:value-type="float" office:value="0" calcext:value-type="float">
            <text:p>0</text:p>
          </table:table-cell>
          <table:table-cell table:style-name="ce7" table:formula="of:=+['file:///home/laiba/Downloads/Nutrafi_MealPlan_Tracker%20-%2009Jan26.xlsx'#$NADA.B11]" office:value-type="float" office:value="0" calcext:value-type="float">
            <text:p>0</text:p>
          </table:table-cell>
          <table:table-cell table:style-name="ce7" table:formula="of:=+['file:///home/laiba/Downloads/Nutrafi_MealPlan_Tracker%20-%2009Jan26.xlsx'#$Garry.B11]" office:value-type="float" office:value="0" calcext:value-type="float">
            <text:p>0</text:p>
          </table:table-cell>
          <table:table-cell table:style-name="ce7" table:formula="of:=+['file:///home/laiba/Downloads/Nutrafi_MealPlan_Tracker%20-%2009Jan26.xlsx'#$Yani.B11]" office:value-type="float" office:value="-4" calcext:value-type="float">
            <text:p>-4</text:p>
          </table:table-cell>
          <table:table-cell table:style-name="ce7" table:formula="of:=+['file:///home/laiba/Downloads/Nutrafi_MealPlan_Tracker%20-%2009Jan26.xlsx'#$'suleman zeina'.B11]" office:value-type="float" office:value="0" calcext:value-type="float">
            <text:p>0</text:p>
          </table:table-cell>
          <table:table-cell table:style-name="ce7" table:formula="of:=+['file:///home/laiba/Downloads/Nutrafi_MealPlan_Tracker%20-%2009Jan26.xlsx'#$nisreen.B11]" office:value-type="float" office:value="0" calcext:value-type="float">
            <text:p>0</text:p>
          </table:table-cell>
          <table:table-cell table:style-name="ce7" table:formula="of:=+['file:///home/laiba/Downloads/Nutrafi_MealPlan_Tracker%20-%2009Jan26.xlsx'#$Thubaa.B11]" office:value-type="float" office:value="0" calcext:value-type="float">
            <text:p>0</text:p>
          </table:table-cell>
          <table:table-cell table:style-name="ce15" table:formula="of:=+['file:///home/laiba/Downloads/Nutrafi_MealPlan_Tracker%20-%2009Jan26.xlsx'#$saksham.B11]" office:value-type="float" office:value="0" calcext:value-type="float">
            <text:p>0</text:p>
          </table:table-cell>
          <table:table-cell table:style-name="ce15" table:formula="of:=+['file:///home/laiba/Downloads/Nutrafi_MealPlan_Tracker%20-%2009Jan26.xlsx'#$'Muhammad Brocooli 1'.B11]" office:value-type="float" office:value="-4" calcext:value-type="float">
            <text:p>-4</text:p>
          </table:table-cell>
          <table:table-cell table:style-name="ce15" table:formula="of:=+['file:///home/laiba/Downloads/Nutrafi_MealPlan_Tracker%20-%2009Jan26.xlsx'#$Najat.B11]" office:value-type="float" office:value="0" calcext:value-type="float">
            <text:p>0</text:p>
          </table:table-cell>
          <table:table-cell table:style-name="ce15" table:formula="of:=+['file:///home/laiba/Downloads/Nutrafi_MealPlan_Tracker%20-%2009Jan26.xlsx'#$Adel.B11]" office:value-type="float" office:value="0" calcext:value-type="float">
            <text:p>0</text:p>
          </table:table-cell>
          <table:table-cell table:style-name="ce15" table:formula="of:=['file:///home/laiba/Downloads/Nutrafi_MealPlan_Tracker%20-%2009Jan26.xlsx'#$'umer '.B11]" office:value-type="float" office:value="16" calcext:value-type="float">
            <text:p>16</text:p>
          </table:table-cell>
          <table:table-cell table:style-name="ce16" table:formula="of:=['file:///home/laiba/Downloads/Nutrafi_MealPlan_Tracker%20-%2009Jan26.xlsx'#$'Adel Jan'.B11]" office:value-type="float" office:value="34" calcext:value-type="float">
            <text:p>34</text:p>
          </table:table-cell>
          <table:table-cell table:style-name="ce15" table:formula="of:=['file:///home/laiba/Downloads/Nutrafi_MealPlan_Tracker%20-%2009Jan26.xlsx'#$Sabeen.B11]" office:value-type="float" office:value="0" calcext:value-type="float">
            <text:p>0</text:p>
          </table:table-cell>
          <table:table-cell table:style-name="ce16" table:formula="of:=['file:///home/laiba/Downloads/Nutrafi_MealPlan_Tracker%20-%2009Jan26.xlsx'#$Soufiane.B11]" office:value-type="float" office:value="0" calcext:value-type="float">
            <text:p>0</text:p>
          </table:table-cell>
          <table:table-cell table:style-name="ce16" table:formula="of:=['file:///home/laiba/Downloads/Nutrafi_MealPlan_Tracker%20-%2009Jan26.xlsx'#$Jeboi.B11]" office:value-type="float" office:value="10" calcext:value-type="float">
            <text:p>10</text:p>
          </table:table-cell>
          <table:table-cell table:style-name="ce16" table:formula="of:=['file:///home/laiba/Downloads/Nutrafi_MealPlan_Tracker%20-%2009Jan26.xlsx'#$SABA.B11]" office:value-type="float" office:value="0" calcext:value-type="float">
            <text:p>0</text:p>
          </table:table-cell>
          <table:table-cell table:style-name="ce16" table:formula="of:=['file:///home/laiba/Downloads/Nutrafi_MealPlan_Tracker%20-%2009Jan26.xlsx'#$Roger.B11]" office:value-type="float" office:value="4" calcext:value-type="float">
            <text:p>4</text:p>
          </table:table-cell>
          <table:table-cell table:style-name="ce16" table:formula="of:=['file:///home/laiba/Downloads/Nutrafi_MealPlan_Tracker%20-%2009Jan26.xlsx'#$meera.B11]" office:value-type="float" office:value="0" calcext:value-type="float">
            <text:p>0</text:p>
          </table:table-cell>
          <table:table-cell table:style-name="ce16" table:formula="of:=['file:///home/laiba/Downloads/Nutrafi_MealPlan_Tracker%20-%2009Jan26.xlsx'#$Feryal.B11]" office:value-type="float" office:value="0" calcext:value-type="float">
            <text:p>0</text:p>
          </table:table-cell>
          <table:table-cell table:style-name="ce16" table:formula="of:=['file:///home/laiba/Downloads/Nutrafi_MealPlan_Tracker%20-%2009Jan26.xlsx'#$ayesha.B11]" office:value-type="float" office:value="-2" calcext:value-type="float">
            <text:p>-2</text:p>
          </table:table-cell>
          <table:table-cell table:style-name="ce7" table:formula="of:=['file:///home/laiba/Downloads/Nutrafi_MealPlan_Tracker%20-%2009Jan26.xlsx'#$'NADA January'.B11]" office:value-type="float" office:value="29" calcext:value-type="float">
            <text:p>29</text:p>
          </table:table-cell>
          <table:table-cell table:style-name="ce7" table:formula="of:=['file:///home/laiba/Downloads/Nutrafi_MealPlan_Tracker%20-%2009Jan26.xlsx'#$'Saksham January'.B11]" office:value-type="float" office:value="18" calcext:value-type="float">
            <text:p>18</text:p>
          </table:table-cell>
          <table:table-cell table:style-name="ce7" table:formula="of:=['file:///home/laiba/Downloads/Nutrafi_MealPlan_Tracker%20-%2009Jan26.xlsx'#$'Soufiane new'.B11]" office:value-type="float" office:value="0" calcext:value-type="float">
            <text:p>0</text:p>
          </table:table-cell>
          <table:table-cell table:style-name="ce7" table:formula="of:=['file:///home/laiba/Downloads/Nutrafi_MealPlan_Tracker%20-%2009Jan26.xlsx'#$'SABA New'.B11]" office:value-type="float" office:value="0" calcext:value-type="float">
            <text:p>0</text:p>
          </table:table-cell>
          <table:table-cell table:style-name="ce7" table:formula="of:=['file:///home/laiba/Downloads/Nutrafi_MealPlan_Tracker%20-%2009Jan26.xlsx'#$chahat.B11]" office:value-type="float" office:value="0" calcext:value-type="float">
            <text:p>0</text:p>
          </table:table-cell>
          <table:table-cell table:style-name="ce7" table:formula="of:=['file:///home/laiba/Downloads/Nutrafi_MealPlan_Tracker%20-%2009Jan26.xlsx'#$'Al Hosni'.B11]" office:value-type="float" office:value="0" calcext:value-type="float">
            <text:p>0</text:p>
          </table:table-cell>
          <table:table-cell table:style-name="ce7" table:formula="of:=['file:///home/laiba/Downloads/Nutrafi_MealPlan_Tracker%20-%2009Jan26.xlsx'#$shamma.B11]" office:value-type="float" office:value="0" calcext:value-type="float">
            <text:p>0</text:p>
          </table:table-cell>
          <table:table-cell table:style-name="ce7" table:formula="of:=['file:///home/laiba/Downloads/Nutrafi_MealPlan_Tracker%20-%2009Jan26.xlsx'#$juliana.B11]" office:value-type="float" office:value="0" calcext:value-type="float">
            <text:p>0</text:p>
          </table:table-cell>
          <table:table-cell table:style-name="ce7" table:formula="of:=['file:///home/laiba/Downloads/Nutrafi_MealPlan_Tracker%20-%2009Jan26.xlsx'#$'fatima Media city'.B11]" office:value-type="float" office:value="0" calcext:value-type="float">
            <text:p>0</text:p>
          </table:table-cell>
          <table:table-cell table:style-name="ce7" table:formula="of:=['file:///home/laiba/Downloads/Nutrafi_MealPlan_Tracker%20-%2009Jan26.xlsx'#$Muhammad.B11]" office:value-type="float" office:value="0" calcext:value-type="float">
            <text:p>0</text:p>
          </table:table-cell>
          <table:table-cell table:style-name="ce7" table:formula="of:=['file:///home/laiba/Downloads/Nutrafi_MealPlan_Tracker%20-%2009Jan26.xlsx'#$'suleman zeina 1'.B11]" office:value-type="float" office:value="26" calcext:value-type="float">
            <text:p>26</text:p>
          </table:table-cell>
          <table:table-cell table:style-name="ce7" table:formula="of:=['file:///home/laiba/Downloads/Nutrafi_MealPlan_Tracker%20-%2009Jan26.xlsx'#$'Muhammad Brocooli 1'.G11]" office:value-type="float" office:value="38" calcext:value-type="float">
            <text:p>38</text:p>
          </table:table-cell>
          <table:table-cell table:style-name="ce3" table:formula="of:=['file:///home/laiba/Downloads/Nutrafi_MealPlan_Tracker%20-%2009Jan26.xlsx'#$Saif.B11]" office:value-type="float" office:value="0" calcext:value-type="float">
            <text:p>0</text:p>
          </table:table-cell>
          <table:table-cell table:style-name="ce23" table:formula="of:=['file:///home/laiba/Downloads/Nutrafi_MealPlan_Tracker%20-%2009Jan26.xlsx'#$Saud.B11]" office:value-type="float" office:value="0" calcext:value-type="float">
            <text:p>0</text:p>
          </table:table-cell>
          <table:table-cell table:style-name="ce23" table:formula="of:=['file:///home/laiba/Downloads/Nutrafi_MealPlan_Tracker%20-%2009Jan26.xlsx'#$ghazline.B11]" office:value-type="float" office:value="20" calcext:value-type="float">
            <text:p>20</text:p>
          </table:table-cell>
          <table:table-cell table:style-name="ce28" table:number-columns-repeated="2"/>
          <table:table-cell table:style-name="ce29" table:number-columns-repeated="2"/>
          <table:table-cell table:number-columns-repeated="980"/>
        </table:table-row>
        <table:table-row table:style-name="ro1" table:number-rows-repeated="3">
          <table:table-cell table:style-name="ce2" table:number-columns-repeated="11"/>
          <table:table-cell table:number-columns-repeated="1013"/>
        </table:table-row>
        <table:table-row table:style-name="ro3">
          <table:table-cell table:style-name="ce3" office:value-type="string" calcext:value-type="string">
            <text:p>Customer Nam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Meal Plan Typ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Days per Pla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Meals per Day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Base Amount (AED)</text:p>
          </table:table-cell>
          <table:table-cell table:style-name="ce2"/>
          <table:table-cell table:number-columns-repeated="1022"/>
        </table:table-row>
        <table:table-row table:style-name="ro6">
          <table:table-cell table:style-name="ce4" office:value-type="string" calcext:value-type="string">
            <text:p>VAT (5%)</text:p>
          </table:table-cell>
          <table:table-cell table:style-name="ce2"/>
          <table:table-cell table:number-columns-repeated="1022"/>
        </table:table-row>
        <table:table-row table:style-name="ro6">
          <table:table-cell table:style-name="ce4" office:value-type="string" calcext:value-type="string">
            <text:p>Total After VAT (AED)</text:p>
          </table:table-cell>
          <table:table-cell table:style-name="ce2"/>
          <table:table-cell table:number-columns-repeated="1022"/>
        </table:table-row>
        <table:table-row table:style-name="ro6">
          <table:table-cell table:style-name="ce4" office:value-type="string" calcext:value-type="string">
            <text:p>Start Date</text:p>
          </table:table-cell>
          <table:table-cell table:style-name="ce2"/>
          <table:table-cell table:number-columns-repeated="1022"/>
        </table:table-row>
        <table:table-row table:style-name="ro6">
          <table:table-cell table:style-name="ce4" office:value-type="string" calcext:value-type="string">
            <text:p>End Date</text:p>
          </table:table-cell>
          <table:table-cell table:style-name="ce2"/>
          <table:table-cell table:number-columns-repeated="1022"/>
        </table:table-row>
        <table:table-row table:style-name="ro6">
          <table:table-cell table:style-name="ce4" office:value-type="string" calcext:value-type="string">
            <text:p>Total Meals</text:p>
          </table:table-cell>
          <table:table-cell table:style-name="ce2"/>
          <table:table-cell table:number-columns-repeated="1022"/>
        </table:table-row>
        <table:table-row table:style-name="ro6">
          <table:table-cell table:style-name="ce4" office:value-type="string" calcext:value-type="string">
            <text:p>Remaining meal plans</text:p>
          </table:table-cell>
          <table:table-cell table:style-name="ce2"/>
          <table:table-cell table:number-columns-repeated="1022"/>
        </table:table-row>
        <table:table-row table:style-name="ro6" table:number-rows-repeated="974">
          <table:table-cell table:style-name="ce2" table:number-columns-repeated="11"/>
          <table:table-cell table:number-columns-repeated="1013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B12:Sheet1.P12 Sheet1.R12:Sheet1.R12 Sheet1.Z12:Sheet1.AK12 Sheet1.AO12:Sheet1.AR12">
            <calcext:condition calcext:apply-style-name="ConditionalStyle_214" calcext:value="&lt;=0" calcext:base-cell-address="Sheet1.B12"/>
          </calcext:conditional-format>
        </calcext:conditional-formats>
      </table:table>
      <table:table table:name="'file:///home/laiba/Downloads/Nutrafi_MealPlan_Tracker%20-%2009Jan26.xlsx'#Ishaq" table:print="false" table:style-name="ta_extref">
        <table:table-source xlink:type="simple" xlink:href="../../Downloads/Nutrafi_MealPlan_Tracker%20-%2009Jan26.xlsx" table:table-name="Ishaq" table:mode="copy-results-only"/>
        <table:table-column table:number-columns-repeated="2"/>
        <table:table-row>
          <table:table-cell/>
          <table:table-cell table:style-name="ce1" office:value-type="string">
            <text:p>Ishaq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66">
            <text:p>366</text:p>
          </table:table-cell>
        </table:table-row>
        <table:table-row>
          <table:table-cell/>
          <table:table-cell table:style-name="ce1" office:value-type="float" office:value="18.3">
            <text:p>18.3</text:p>
          </table:table-cell>
        </table:table-row>
        <table:table-row>
          <table:table-cell/>
          <table:table-cell table:style-name="ce1" office:value-type="float" office:value="384.3">
            <text:p>384.3</text:p>
          </table:table-cell>
        </table:table-row>
        <table:table-row>
          <table:table-cell/>
          <table:table-cell table:style-name="ce1" office:value-type="float" office:value="46015">
            <text:p>46015</text:p>
          </table:table-cell>
        </table:table-row>
        <table:table-row>
          <table:table-cell/>
          <table:table-cell table:style-name="ce1" office:value-type="float" office:value="46021">
            <text:p>46021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muhammad brocooli" table:print="false" table:style-name="ta_extref">
        <table:table-source xlink:type="simple" xlink:href="../../Downloads/Nutrafi_MealPlan_Tracker%20-%2009Jan26.xlsx" table:table-name="muhammad brocooli" table:mode="copy-results-only"/>
        <table:table-column table:number-columns-repeated="2"/>
        <table:table-row>
          <table:table-cell/>
          <table:table-cell table:style-name="ce1" office:value-type="string">
            <text:p>Muhammad Brocooli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67">
            <text:p>267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45997">
            <text:p>45997</text:p>
          </table:table-cell>
        </table:table-row>
        <table:table-row>
          <table:table-cell/>
          <table:table-cell table:style-name="ce1" office:value-type="float" office:value="46002">
            <text:p>46002</text:p>
          </table:table-cell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-2">
            <text:p>-2</text:p>
          </table:table-cell>
        </table:table-row>
      </table:table>
      <table:table table:name="'file:///home/laiba/Downloads/Nutrafi_MealPlan_Tracker%20-%2009Jan26.xlsx'#esknder" table:print="false" table:style-name="ta_extref">
        <table:table-source xlink:type="simple" xlink:href="../../Downloads/Nutrafi_MealPlan_Tracker%20-%2009Jan26.xlsx" table:table-name="esknder" table:mode="copy-results-only"/>
        <table:table-column table:number-columns-repeated="2"/>
        <table:table-row>
          <table:table-cell/>
          <table:table-cell table:style-name="ce1" office:value-type="string">
            <text:p>Esknder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67">
            <text:p>267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46020">
            <text:p>46020</text:p>
          </table:table-cell>
        </table:table-row>
        <table:table-row>
          <table:table-cell/>
          <table:table-cell table:style-name="ce1" office:value-type="float" office:value="45661">
            <text:p>45661</text:p>
          </table:table-cell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Anood" table:print="false" table:style-name="ta_extref">
        <table:table-source xlink:type="simple" xlink:href="../../Downloads/Nutrafi_MealPlan_Tracker%20-%2009Jan26.xlsx" table:table-name="Anood" table:mode="copy-results-only"/>
        <table:table-column table:number-columns-repeated="2"/>
        <table:table-row>
          <table:table-cell/>
          <table:table-cell table:style-name="ce1" office:value-type="string">
            <text:p>Anood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14">
            <text:p>14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746">
            <text:p>746</text:p>
          </table:table-cell>
        </table:table-row>
        <table:table-row>
          <table:table-cell/>
          <table:table-cell table:style-name="ce1" office:value-type="float" office:value="37.3">
            <text:p>37.3</text:p>
          </table:table-cell>
        </table:table-row>
        <table:table-row>
          <table:table-cell/>
          <table:table-cell table:style-name="ce1" office:value-type="float" office:value="783.3">
            <text:p>783.3</text:p>
          </table:table-cell>
        </table:table-row>
        <table:table-row>
          <table:table-cell/>
          <table:table-cell table:style-name="ce1" office:value-type="float" office:value="46021">
            <text:p>460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28">
            <text:p>28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NADA" table:print="false" table:style-name="ta_extref">
        <table:table-source xlink:type="simple" xlink:href="../../Downloads/Nutrafi_MealPlan_Tracker%20-%2009Jan26.xlsx" table:table-name="NADA" table:mode="copy-results-only"/>
        <table:table-column table:number-columns-repeated="2"/>
        <table:table-row>
          <table:table-cell/>
          <table:table-cell table:style-name="ce1" office:value-type="string">
            <text:p>NADA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6">
            <text:p>26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1260">
            <text:p>1260</text:p>
          </table:table-cell>
        </table:table-row>
        <table:table-row>
          <table:table-cell/>
          <table:table-cell table:style-name="ce1" office:value-type="float" office:value="63">
            <text:p>63</text:p>
          </table:table-cell>
        </table:table-row>
        <table:table-row>
          <table:table-cell/>
          <table:table-cell table:style-name="ce1" office:value-type="float" office:value="1323">
            <text:p>1323</text:p>
          </table:table-cell>
        </table:table-row>
        <table:table-row>
          <table:table-cell/>
          <table:table-cell table:style-name="ce1" office:value-type="float" office:value="45978">
            <text:p>4597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78">
            <text:p>78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NADA January" table:print="false" table:style-name="ta_extref">
        <table:table-source xlink:type="simple" xlink:href="../../Downloads/Nutrafi_MealPlan_Tracker%20-%2009Jan26.xlsx" table:table-name="NADA January" table:mode="copy-results-only"/>
        <table:table-column table:number-columns-repeated="2"/>
        <table:table-row>
          <table:table-cell/>
          <table:table-cell table:style-name="ce1" office:value-type="string">
            <text:p>NADA 1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6">
            <text:p>26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1260">
            <text:p>1260</text:p>
          </table:table-cell>
        </table:table-row>
        <table:table-row>
          <table:table-cell/>
          <table:table-cell table:style-name="ce1" office:value-type="float" office:value="63">
            <text:p>63</text:p>
          </table:table-cell>
        </table:table-row>
        <table:table-row>
          <table:table-cell/>
          <table:table-cell table:style-name="ce1" office:value-type="float" office:value="1323">
            <text:p>1323</text:p>
          </table:table-cell>
        </table:table-row>
        <table:table-row>
          <table:table-cell/>
          <table:table-cell table:style-name="ce1" office:value-type="float" office:value="46035">
            <text:p>4603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78">
            <text:p>78</text:p>
          </table:table-cell>
        </table:table-row>
        <table:table-row>
          <table:table-cell/>
          <table:table-cell table:style-name="ce1" office:value-type="float" office:value="29">
            <text:p>29</text:p>
          </table:table-cell>
        </table:table-row>
      </table:table>
      <table:table table:name="'file:///home/laiba/Downloads/Nutrafi_MealPlan_Tracker%20-%2009Jan26.xlsx'#Garry" table:print="false" table:style-name="ta_extref">
        <table:table-source xlink:type="simple" xlink:href="../../Downloads/Nutrafi_MealPlan_Tracker%20-%2009Jan26.xlsx" table:table-name="Garry" table:mode="copy-results-only"/>
        <table:table-column table:number-columns-repeated="2"/>
        <table:table-row>
          <table:table-cell/>
          <table:table-cell table:style-name="ce1" office:value-type="string">
            <text:p>Garry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6">
            <text:p>26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1260">
            <text:p>1260</text:p>
          </table:table-cell>
        </table:table-row>
        <table:table-row>
          <table:table-cell/>
          <table:table-cell table:style-name="ce1" office:value-type="float" office:value="63">
            <text:p>63</text:p>
          </table:table-cell>
        </table:table-row>
        <table:table-row>
          <table:table-cell/>
          <table:table-cell table:style-name="ce1" office:value-type="float" office:value="1323">
            <text:p>1323</text:p>
          </table:table-cell>
        </table:table-row>
        <table:table-row>
          <table:table-cell/>
          <table:table-cell table:style-name="ce1" office:value-type="float" office:value="45994">
            <text:p>459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78">
            <text:p>78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Yani" table:print="false" table:style-name="ta_extref">
        <table:table-source xlink:type="simple" xlink:href="../../Downloads/Nutrafi_MealPlan_Tracker%20-%2009Jan26.xlsx" table:table-name="Yani" table:mode="copy-results-only"/>
        <table:table-column table:number-columns-repeated="2"/>
        <table:table-row>
          <table:table-cell/>
          <table:table-cell table:style-name="ce1" office:value-type="string">
            <text:p>Yani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858">
            <text:p>858</text:p>
          </table:table-cell>
        </table:table-row>
        <table:table-row>
          <table:table-cell/>
          <table:table-cell table:style-name="ce1" office:value-type="float" office:value="42.9">
            <text:p>42.9</text:p>
          </table:table-cell>
        </table:table-row>
        <table:table-row>
          <table:table-cell/>
          <table:table-cell table:style-name="ce1" office:value-type="float" office:value="900.9">
            <text:p>900.9</text:p>
          </table:table-cell>
        </table:table-row>
        <table:table-row>
          <table:table-cell/>
          <table:table-cell table:style-name="ce1" office:value-type="float" office:value="45971">
            <text:p>4597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-4">
            <text:p>-4</text:p>
          </table:table-cell>
        </table:table-row>
      </table:table>
      <table:table table:name="'file:///home/laiba/Downloads/Nutrafi_MealPlan_Tracker%20-%2009Jan26.xlsx'#suleman zeina" table:print="false" table:style-name="ta_extref">
        <table:table-source xlink:type="simple" xlink:href="../../Downloads/Nutrafi_MealPlan_Tracker%20-%2009Jan26.xlsx" table:table-name="suleman zeina" table:mode="copy-results-only"/>
        <table:table-column table:number-columns-repeated="2"/>
        <table:table-row>
          <table:table-cell/>
          <table:table-cell table:style-name="ce1" office:value-type="string">
            <text:p>souleiman zeina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915">
            <text:p>915</text:p>
          </table:table-cell>
        </table:table-row>
        <table:table-row>
          <table:table-cell/>
          <table:table-cell table:style-name="ce1" office:value-type="float" office:value="45.75">
            <text:p>45.75</text:p>
          </table:table-cell>
        </table:table-row>
        <table:table-row>
          <table:table-cell/>
          <table:table-cell table:style-name="ce1" office:value-type="float" office:value="960.75">
            <text:p>960.75</text:p>
          </table:table-cell>
        </table:table-row>
        <table:table-row>
          <table:table-cell/>
          <table:table-cell table:style-name="ce1" office:value-type="float" office:value="45984">
            <text:p>4598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suleman zeina 1" table:print="false" table:style-name="ta_extref">
        <table:table-source xlink:type="simple" xlink:href="../../Downloads/Nutrafi_MealPlan_Tracker%20-%2009Jan26.xlsx" table:table-name="suleman zeina 1" table:mode="copy-results-only"/>
        <table:table-column table:number-columns-repeated="2"/>
        <table:table-row>
          <table:table-cell/>
          <table:table-cell table:style-name="ce1" office:value-type="string">
            <text:p>souleiman zeina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1275">
            <text:p>1275</text:p>
          </table:table-cell>
        </table:table-row>
        <table:table-row>
          <table:table-cell/>
          <table:table-cell table:style-name="ce1" office:value-type="float" office:value="63.75">
            <text:p>63.75</text:p>
          </table:table-cell>
        </table:table-row>
        <table:table-row>
          <table:table-cell/>
          <table:table-cell table:style-name="ce1" office:value-type="float" office:value="1338.75">
            <text:p>1338.75</text:p>
          </table:table-cell>
        </table:table-row>
        <table:table-row>
          <table:table-cell/>
          <table:table-cell table:style-name="ce1" office:value-type="float" office:value="46042">
            <text:p>4604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66">
            <text:p>66</text:p>
          </table:table-cell>
        </table:table-row>
        <table:table-row>
          <table:table-cell/>
          <table:table-cell table:style-name="ce1" office:value-type="float" office:value="26">
            <text:p>26</text:p>
          </table:table-cell>
        </table:table-row>
      </table:table>
      <table:table table:name="'file:///home/laiba/Downloads/Nutrafi_MealPlan_Tracker%20-%2009Jan26.xlsx'#nisreen" table:print="false" table:style-name="ta_extref">
        <table:table-source xlink:type="simple" xlink:href="../../Downloads/Nutrafi_MealPlan_Tracker%20-%2009Jan26.xlsx" table:table-name="nisreen" table:mode="copy-results-only"/>
        <table:table-column table:number-columns-repeated="2"/>
        <table:table-row>
          <table:table-cell/>
          <table:table-cell table:style-name="ce1" office:value-type="string">
            <text:p>Nisreen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943">
            <text:p>943</text:p>
          </table:table-cell>
        </table:table-row>
        <table:table-row>
          <table:table-cell/>
          <table:table-cell table:style-name="ce1" office:value-type="float" office:value="47.15">
            <text:p>47.15</text:p>
          </table:table-cell>
        </table:table-row>
        <table:table-row>
          <table:table-cell/>
          <table:table-cell table:style-name="ce1" office:value-type="float" office:value="990.15">
            <text:p>990.15</text:p>
          </table:table-cell>
        </table:table-row>
        <table:table-row>
          <table:table-cell/>
          <table:table-cell table:style-name="ce1" office:value-type="float" office:value="45985">
            <text:p>4598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Thubaa" table:print="false" table:style-name="ta_extref">
        <table:table-source xlink:type="simple" xlink:href="../../Downloads/Nutrafi_MealPlan_Tracker%20-%2009Jan26.xlsx" table:table-name="Thubaa" table:mode="copy-results-only"/>
        <table:table-column table:number-columns-repeated="2"/>
        <table:table-row>
          <table:table-cell/>
          <table:table-cell table:style-name="ce1" office:value-type="string">
            <text:p>Thubaa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810">
            <text:p>810</text:p>
          </table:table-cell>
        </table:table-row>
        <table:table-row>
          <table:table-cell/>
          <table:table-cell table:style-name="ce1" office:value-type="float" office:value="40.5">
            <text:p>40.5</text:p>
          </table:table-cell>
        </table:table-row>
        <table:table-row>
          <table:table-cell/>
          <table:table-cell table:style-name="ce1" office:value-type="float" office:value="850.5">
            <text:p>850.5</text:p>
          </table:table-cell>
        </table:table-row>
        <table:table-row>
          <table:table-cell/>
          <table:table-cell table:style-name="ce1" office:value-type="float" office:value="45998">
            <text:p>459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saksham" table:print="false" table:style-name="ta_extref">
        <table:table-source xlink:type="simple" xlink:href="../../Downloads/Nutrafi_MealPlan_Tracker%20-%2009Jan26.xlsx" table:table-name="saksham" table:mode="copy-results-only"/>
        <table:table-column table:number-columns-repeated="2"/>
        <table:table-row>
          <table:table-cell/>
          <table:table-cell table:style-name="ce1" office:value-type="string">
            <text:p>saksham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1200">
            <text:p>1200</text:p>
          </table:table-cell>
        </table:table-row>
        <table:table-row>
          <table:table-cell/>
          <table:table-cell table:style-name="ce1" office:value-type="float" office:value="60">
            <text:p>60</text:p>
          </table:table-cell>
        </table:table-row>
        <table:table-row>
          <table:table-cell/>
          <table:table-cell table:style-name="ce1" office:value-type="float" office:value="1260">
            <text:p>1260</text:p>
          </table:table-cell>
        </table:table-row>
        <table:table-row>
          <table:table-cell/>
          <table:table-cell table:style-name="ce1" office:value-type="float" office:value="45999">
            <text:p>45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66">
            <text:p>66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Saksham January" table:print="false" table:style-name="ta_extref">
        <table:table-source xlink:type="simple" xlink:href="../../Downloads/Nutrafi_MealPlan_Tracker%20-%2009Jan26.xlsx" table:table-name="Saksham January" table:mode="copy-results-only"/>
        <table:table-column table:number-columns-repeated="2"/>
        <table:table-row>
          <table:table-cell/>
          <table:table-cell table:style-name="ce1" office:value-type="string">
            <text:p>saksham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1200">
            <text:p>1200</text:p>
          </table:table-cell>
        </table:table-row>
        <table:table-row>
          <table:table-cell/>
          <table:table-cell table:style-name="ce1" office:value-type="float" office:value="60">
            <text:p>60</text:p>
          </table:table-cell>
        </table:table-row>
        <table:table-row>
          <table:table-cell/>
          <table:table-cell table:style-name="ce1" office:value-type="float" office:value="1260">
            <text:p>1260</text:p>
          </table:table-cell>
        </table:table-row>
        <table:table-row>
          <table:table-cell/>
          <table:table-cell table:style-name="ce1" office:value-type="float" office:value="46030">
            <text:p>4603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66">
            <text:p>66</text:p>
          </table:table-cell>
        </table:table-row>
        <table:table-row>
          <table:table-cell/>
          <table:table-cell table:style-name="ce1" office:value-type="float" office:value="18">
            <text:p>18</text:p>
          </table:table-cell>
        </table:table-row>
      </table:table>
      <table:table table:name="'file:///home/laiba/Downloads/Nutrafi_MealPlan_Tracker%20-%2009Jan26.xlsx'#chahat" table:print="false" table:style-name="ta_extref">
        <table:table-source xlink:type="simple" xlink:href="../../Downloads/Nutrafi_MealPlan_Tracker%20-%2009Jan26.xlsx" table:table-name="chahat" table:mode="copy-results-only"/>
        <table:table-column table:number-columns-repeated="2"/>
        <table:table-row>
          <table:table-cell/>
          <table:table-cell table:style-name="ce1" office:value-type="string">
            <text:p>chahat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6">
            <text:p>26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953">
            <text:p>953</text:p>
          </table:table-cell>
        </table:table-row>
        <table:table-row>
          <table:table-cell/>
          <table:table-cell table:style-name="ce1" office:value-type="float" office:value="47.65">
            <text:p>47.65</text:p>
          </table:table-cell>
        </table:table-row>
        <table:table-row>
          <table:table-cell/>
          <table:table-cell table:style-name="ce1" office:value-type="float" office:value="1000.65">
            <text:p>1000.65</text:p>
          </table:table-cell>
        </table:table-row>
        <table:table-row>
          <table:table-cell/>
          <table:table-cell table:style-name="ce1" office:value-type="float" office:value="46026">
            <text:p>4602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52">
            <text:p>52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Adel Jan" table:print="false" table:style-name="ta_extref">
        <table:table-source xlink:type="simple" xlink:href="../../Downloads/Nutrafi_MealPlan_Tracker%20-%2009Jan26.xlsx" table:table-name="Adel Jan" table:mode="copy-results-only"/>
        <table:table-column table:number-columns-repeated="2"/>
        <table:table-row>
          <table:table-cell/>
          <table:table-cell table:style-name="ce1" office:value-type="string">
            <text:p>Adel January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6">
            <text:p>26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1343">
            <text:p>1343</text:p>
          </table:table-cell>
        </table:table-row>
        <table:table-row>
          <table:table-cell/>
          <table:table-cell table:style-name="ce1" office:value-type="float" office:value="67.15">
            <text:p>67.15</text:p>
          </table:table-cell>
        </table:table-row>
        <table:table-row>
          <table:table-cell/>
          <table:table-cell table:style-name="ce1" office:value-type="float" office:value="1410.15">
            <text:p>1410.15</text:p>
          </table:table-cell>
        </table:table-row>
        <table:table-row>
          <table:table-cell/>
          <table:table-cell table:style-name="ce1" office:value-type="float" office:value="46029">
            <text:p>46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78">
            <text:p>78</text:p>
          </table:table-cell>
        </table:table-row>
        <table:table-row>
          <table:table-cell/>
          <table:table-cell table:style-name="ce1" office:value-type="float" office:value="34">
            <text:p>34</text:p>
          </table:table-cell>
        </table:table-row>
      </table:table>
      <table:table table:name="'file:///home/laiba/Downloads/Nutrafi_MealPlan_Tracker%20-%2009Jan26.xlsx'#Muhammad Brocooli 1" table:print="false" table:style-name="ta_extref">
        <table:table-source xlink:type="simple" xlink:href="../../Downloads/Nutrafi_MealPlan_Tracker%20-%2009Jan26.xlsx" table:table-name="Muhammad Brocooli 1" table:mode="copy-results-only"/>
        <table:table-column table:number-columns-repeated="7"/>
        <table:table-row>
          <table:table-cell/>
          <table:table-cell table:style-name="ce1" office:value-type="string">
            <text:p>Muhammad Brocooli 1</text:p>
          </table:table-cell>
          <table:table-cell table:number-columns-repeated="4"/>
          <table:table-cell table:style-name="ce1" office:value-type="string">
            <text:p>Muhammad Brocooli 1</text:p>
          </table:table-cell>
        </table:table-row>
        <table:table-row>
          <table:table-cell/>
          <table:table-cell table:style-name="ce1" office:value-type="string">
            <text:p>Monthly</text:p>
          </table:table-cell>
          <table:table-cell table:number-columns-repeated="4"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0">
            <text:p>20</text:p>
          </table:table-cell>
          <table:table-cell table:number-columns-repeated="4"/>
          <table:table-cell table:style-name="ce1" office:value-type="float" office:value="20">
            <text:p>20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  <table:table-cell table:number-columns-repeated="4"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829">
            <text:p>829</text:p>
          </table:table-cell>
          <table:table-cell table:number-columns-repeated="4"/>
          <table:table-cell table:style-name="ce1" office:value-type="float" office:value="869.95">
            <text:p>869.95</text:p>
          </table:table-cell>
        </table:table-row>
        <table:table-row>
          <table:table-cell/>
          <table:table-cell table:style-name="ce1" office:value-type="float" office:value="41.45">
            <text:p>41.45</text:p>
          </table:table-cell>
          <table:table-cell table:number-columns-repeated="4"/>
          <table:table-cell table:style-name="ce1" office:value-type="float" office:value="43.4975">
            <text:p>43.4975</text:p>
          </table:table-cell>
        </table:table-row>
        <table:table-row>
          <table:table-cell/>
          <table:table-cell table:style-name="ce1" office:value-type="float" office:value="870.45">
            <text:p>870.45</text:p>
          </table:table-cell>
          <table:table-cell table:number-columns-repeated="4"/>
          <table:table-cell table:style-name="ce1" office:value-type="float" office:value="870">
            <text:p>870</text:p>
          </table:table-cell>
        </table:table-row>
        <table:table-row>
          <table:table-cell/>
          <table:table-cell table:style-name="ce1" office:value-type="float" office:value="46007">
            <text:p>46007</text:p>
          </table:table-cell>
          <table:table-cell table:number-columns-repeated="4"/>
          <table:table-cell table:style-name="ce1" office:value-type="float" office:value="46047">
            <text:p>46047</text:p>
          </table:table-cell>
        </table:table-row>
        <table:table-row>
          <table:table-cell table:number-columns-repeated="7"/>
        </table:table-row>
        <table:table-row>
          <table:table-cell/>
          <table:table-cell table:style-name="ce1" office:value-type="float" office:value="40">
            <text:p>40</text:p>
          </table:table-cell>
          <table:table-cell table:number-columns-repeated="4"/>
          <table:table-cell table:style-name="ce1" office:value-type="float" office:value="40">
            <text:p>40</text:p>
          </table:table-cell>
        </table:table-row>
        <table:table-row>
          <table:table-cell/>
          <table:table-cell table:style-name="ce1" office:value-type="float" office:value="-4">
            <text:p>-4</text:p>
          </table:table-cell>
          <table:table-cell table:number-columns-repeated="4"/>
          <table:table-cell table:style-name="ce1" office:value-type="float" office:value="38">
            <text:p>38</text:p>
          </table:table-cell>
        </table:table-row>
      </table:table>
      <table:table table:name="'file:///home/laiba/Downloads/Nutrafi_MealPlan_Tracker%20-%2009Jan26.xlsx'#Najat" table:print="false" table:style-name="ta_extref">
        <table:table-source xlink:type="simple" xlink:href="../../Downloads/Nutrafi_MealPlan_Tracker%20-%2009Jan26.xlsx" table:table-name="Najat" table:mode="copy-results-only"/>
        <table:table-column table:number-columns-repeated="2"/>
        <table:table-row>
          <table:table-cell/>
          <table:table-cell table:style-name="ce1" office:value-type="string">
            <text:p>Najat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6">
            <text:p>26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1000">
            <text:p>1000</text:p>
          </table:table-cell>
        </table:table-row>
        <table:table-row>
          <table:table-cell/>
          <table:table-cell table:style-name="ce1" office:value-type="float" office:value="50">
            <text:p>50</text:p>
          </table:table-cell>
        </table:table-row>
        <table:table-row>
          <table:table-cell/>
          <table:table-cell table:style-name="ce1" office:value-type="float" office:value="1050">
            <text:p>1050</text:p>
          </table:table-cell>
        </table:table-row>
        <table:table-row>
          <table:table-cell/>
          <table:table-cell table:style-name="ce1" office:value-type="float" office:value="45996">
            <text:p>4599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52">
            <text:p>52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Adel" table:print="false" table:style-name="ta_extref">
        <table:table-source xlink:type="simple" xlink:href="../../Downloads/Nutrafi_MealPlan_Tracker%20-%2009Jan26.xlsx" table:table-name="Adel" table:mode="copy-results-only"/>
        <table:table-column table:number-columns-repeated="2"/>
        <table:table-row>
          <table:table-cell/>
          <table:table-cell table:style-name="ce1" office:value-type="string">
            <text:p>Adel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6">
            <text:p>26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1343">
            <text:p>1343</text:p>
          </table:table-cell>
        </table:table-row>
        <table:table-row>
          <table:table-cell/>
          <table:table-cell table:style-name="ce1" office:value-type="float" office:value="67.15">
            <text:p>67.15</text:p>
          </table:table-cell>
        </table:table-row>
        <table:table-row>
          <table:table-cell/>
          <table:table-cell table:style-name="ce1" office:value-type="float" office:value="1410.15">
            <text:p>1410.15</text:p>
          </table:table-cell>
        </table:table-row>
        <table:table-row>
          <table:table-cell/>
          <table:table-cell table:style-name="ce1" office:value-type="float" office:value="45972">
            <text:p>4597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78">
            <text:p>78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Sabeen" table:print="false" table:style-name="ta_extref">
        <table:table-source xlink:type="simple" xlink:href="../../Downloads/Nutrafi_MealPlan_Tracker%20-%2009Jan26.xlsx" table:table-name="Sabeen" table:mode="copy-results-only"/>
        <table:table-column table:number-columns-repeated="2"/>
        <table:table-row>
          <table:table-cell/>
          <table:table-cell table:style-name="ce1" office:value-type="string">
            <text:p>Sabeen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534">
            <text:p>534</text:p>
          </table:table-cell>
        </table:table-row>
        <table:table-row>
          <table:table-cell/>
          <table:table-cell table:style-name="ce1" office:value-type="float" office:value="26.7">
            <text:p>26.7</text:p>
          </table:table-cell>
        </table:table-row>
        <table:table-row>
          <table:table-cell/>
          <table:table-cell table:style-name="ce1" office:value-type="float" office:value="560.7">
            <text:p>560.7</text:p>
          </table:table-cell>
        </table:table-row>
        <table:table-row>
          <table:table-cell/>
          <table:table-cell table:style-name="ce1" office:value-type="float" office:value="46033">
            <text:p>460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20">
            <text:p>2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umer " table:print="false" table:style-name="ta_extref">
        <table:table-source xlink:type="simple" xlink:href="../../Downloads/Nutrafi_MealPlan_Tracker%20-%2009Jan26.xlsx" table:table-name="umer " table:mode="copy-results-only"/>
        <table:table-column table:number-columns-repeated="2"/>
        <table:table-row>
          <table:table-cell/>
          <table:table-cell table:style-name="ce1" office:value-type="string">
            <text:p>umer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915">
            <text:p>915</text:p>
          </table:table-cell>
        </table:table-row>
        <table:table-row>
          <table:table-cell/>
          <table:table-cell table:style-name="ce1" office:value-type="float" office:value="45.75">
            <text:p>45.75</text:p>
          </table:table-cell>
        </table:table-row>
        <table:table-row>
          <table:table-cell/>
          <table:table-cell table:style-name="ce1" office:value-type="float" office:value="960.75">
            <text:p>960.75</text:p>
          </table:table-cell>
        </table:table-row>
        <table:table-row>
          <table:table-cell/>
          <table:table-cell table:style-name="ce1" office:value-type="float" office:value="46028">
            <text:p>4602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16">
            <text:p>16</text:p>
          </table:table-cell>
        </table:table-row>
      </table:table>
      <table:table table:name="'file:///home/laiba/Downloads/Nutrafi_MealPlan_Tracker%20-%2009Jan26.xlsx'#Jeboi" table:print="false" table:style-name="ta_extref">
        <table:table-source xlink:type="simple" xlink:href="../../Downloads/Nutrafi_MealPlan_Tracker%20-%2009Jan26.xlsx" table:table-name="Jeboi" table:mode="copy-results-only"/>
        <table:table-column table:number-columns-repeated="2"/>
        <table:table-row>
          <table:table-cell/>
          <table:table-cell table:style-name="ce1" office:value-type="string">
            <text:p>Jeboi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915">
            <text:p>915</text:p>
          </table:table-cell>
        </table:table-row>
        <table:table-row>
          <table:table-cell/>
          <table:table-cell table:style-name="ce1" office:value-type="float" office:value="45.75">
            <text:p>45.75</text:p>
          </table:table-cell>
        </table:table-row>
        <table:table-row>
          <table:table-cell/>
          <table:table-cell table:style-name="ce1" office:value-type="float" office:value="960.75">
            <text:p>960.75</text:p>
          </table:table-cell>
        </table:table-row>
        <table:table-row>
          <table:table-cell/>
          <table:table-cell table:style-name="ce1" office:value-type="float" office:value="46031">
            <text:p>4603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10">
            <text:p>10</text:p>
          </table:table-cell>
        </table:table-row>
      </table:table>
      <table:table table:name="'file:///home/laiba/Downloads/Nutrafi_MealPlan_Tracker%20-%2009Jan26.xlsx'#Soufiane" table:print="false" table:style-name="ta_extref">
        <table:table-source xlink:type="simple" xlink:href="../../Downloads/Nutrafi_MealPlan_Tracker%20-%2009Jan26.xlsx" table:table-name="Soufiane" table:mode="copy-results-only"/>
        <table:table-column table:number-columns-repeated="2"/>
        <table:table-row>
          <table:table-cell/>
          <table:table-cell table:style-name="ce1" office:value-type="string">
            <text:p>Soufiane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67">
            <text:p>267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46033">
            <text:p>460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Soufiane new" table:print="false" table:style-name="ta_extref">
        <table:table-source xlink:type="simple" xlink:href="../../Downloads/Nutrafi_MealPlan_Tracker%20-%2009Jan26.xlsx" table:table-name="Soufiane new" table:mode="copy-results-only"/>
        <table:table-column table:number-columns-repeated="2"/>
        <table:table-row>
          <table:table-cell/>
          <table:table-cell table:style-name="ce1" office:value-type="string">
            <text:p>Soufiane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66">
            <text:p>366</text:p>
          </table:table-cell>
        </table:table-row>
        <table:table-row>
          <table:table-cell/>
          <table:table-cell table:style-name="ce1" office:value-type="float" office:value="18.3">
            <text:p>18.3</text:p>
          </table:table-cell>
        </table:table-row>
        <table:table-row>
          <table:table-cell/>
          <table:table-cell table:style-name="ce1" office:value-type="float" office:value="384.3">
            <text:p>384.3</text:p>
          </table:table-cell>
        </table:table-row>
        <table:table-row>
          <table:table-cell/>
          <table:table-cell table:style-name="ce1" office:value-type="float" office:value="46041">
            <text:p>4604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SABA" table:print="false" table:style-name="ta_extref">
        <table:table-source xlink:type="simple" xlink:href="../../Downloads/Nutrafi_MealPlan_Tracker%20-%2009Jan26.xlsx" table:table-name="SABA" table:mode="copy-results-only"/>
        <table:table-column table:number-columns-repeated="2"/>
        <table:table-row>
          <table:table-cell/>
          <table:table-cell table:style-name="ce1" office:value-type="string">
            <text:p>SABA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67">
            <text:p>267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46033">
            <text:p>460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SABA New" table:print="false" table:style-name="ta_extref">
        <table:table-source xlink:type="simple" xlink:href="../../Downloads/Nutrafi_MealPlan_Tracker%20-%2009Jan26.xlsx" table:table-name="SABA New" table:mode="copy-results-only"/>
        <table:table-column table:number-columns-repeated="2"/>
        <table:table-row>
          <table:table-cell/>
          <table:table-cell table:style-name="ce1" office:value-type="string">
            <text:p>SABA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67">
            <text:p>267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46039">
            <text:p>460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Roger" table:print="false" table:style-name="ta_extref">
        <table:table-source xlink:type="simple" xlink:href="../../Downloads/Nutrafi_MealPlan_Tracker%20-%2009Jan26.xlsx" table:table-name="Roger" table:mode="copy-results-only"/>
        <table:table-column table:number-columns-repeated="2"/>
        <table:table-row>
          <table:table-cell/>
          <table:table-cell table:style-name="ce1" office:value-type="string">
            <text:p>Roger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915">
            <text:p>915</text:p>
          </table:table-cell>
        </table:table-row>
        <table:table-row>
          <table:table-cell/>
          <table:table-cell table:style-name="ce1" office:value-type="float" office:value="45.75">
            <text:p>45.75</text:p>
          </table:table-cell>
        </table:table-row>
        <table:table-row>
          <table:table-cell/>
          <table:table-cell table:style-name="ce1" office:value-type="float" office:value="960.75">
            <text:p>960.75</text:p>
          </table:table-cell>
        </table:table-row>
        <table:table-row>
          <table:table-cell/>
          <table:table-cell table:style-name="ce1" office:value-type="float" office:value="46033">
            <text:p>460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4">
            <text:p>4</text:p>
          </table:table-cell>
        </table:table-row>
      </table:table>
      <table:table table:name="'file:///home/laiba/Downloads/Nutrafi_MealPlan_Tracker%20-%2009Jan26.xlsx'#meera" table:print="false" table:style-name="ta_extref">
        <table:table-source xlink:type="simple" xlink:href="../../Downloads/Nutrafi_MealPlan_Tracker%20-%2009Jan26.xlsx" table:table-name="meera" table:mode="copy-results-only"/>
        <table:table-column table:number-columns-repeated="2"/>
        <table:table-row>
          <table:table-cell/>
          <table:table-cell table:style-name="ce1" office:value-type="string">
            <text:p>Meera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1">
            <text:p>1</text:p>
          </table:table-cell>
        </table:table-row>
        <table:table-row>
          <table:table-cell/>
          <table:table-cell table:style-name="ce1" office:value-type="float" office:value="134">
            <text:p>134</text:p>
          </table:table-cell>
        </table:table-row>
        <table:table-row>
          <table:table-cell/>
          <table:table-cell table:style-name="ce1" office:value-type="float" office:value="6.7">
            <text:p>6.7</text:p>
          </table:table-cell>
        </table:table-row>
        <table:table-row>
          <table:table-cell/>
          <table:table-cell table:style-name="ce1" office:value-type="float" office:value="140.7">
            <text:p>140.7</text:p>
          </table:table-cell>
        </table:table-row>
        <table:table-row>
          <table:table-cell/>
          <table:table-cell table:style-name="ce1" office:value-type="float" office:value="46036">
            <text:p>4603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Feryal" table:print="false" table:style-name="ta_extref">
        <table:table-source xlink:type="simple" xlink:href="../../Downloads/Nutrafi_MealPlan_Tracker%20-%2009Jan26.xlsx" table:table-name="Feryal" table:mode="copy-results-only"/>
        <table:table-column table:number-columns-repeated="2"/>
        <table:table-row>
          <table:table-cell/>
          <table:table-cell table:style-name="ce1" office:value-type="string">
            <text:p>Feryal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67">
            <text:p>267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46037">
            <text:p>4603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ayesha" table:print="false" table:style-name="ta_extref">
        <table:table-source xlink:type="simple" xlink:href="../../Downloads/Nutrafi_MealPlan_Tracker%20-%2009Jan26.xlsx" table:table-name="ayesha" table:mode="copy-results-only"/>
        <table:table-column table:number-columns-repeated="2"/>
        <table:table-row>
          <table:table-cell/>
          <table:table-cell table:style-name="ce1" office:value-type="string">
            <text:p>Ayesha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67">
            <text:p>267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46037">
            <text:p>4603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-2">
            <text:p>-2</text:p>
          </table:table-cell>
        </table:table-row>
      </table:table>
      <table:table table:name="'file:///home/laiba/Downloads/Nutrafi_MealPlan_Tracker%20-%2009Jan26.xlsx'#Al Hosni" table:print="false" table:style-name="ta_extref">
        <table:table-source xlink:type="simple" xlink:href="../../Downloads/Nutrafi_MealPlan_Tracker%20-%2009Jan26.xlsx" table:table-name="Al Hosni" table:mode="copy-results-only"/>
        <table:table-column table:number-columns-repeated="2"/>
        <table:table-row>
          <table:table-cell/>
          <table:table-cell table:style-name="ce1" office:value-type="string">
            <text:p>Muhmmad al hosni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67">
            <text:p>267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46043">
            <text:p>460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shamma" table:print="false" table:style-name="ta_extref">
        <table:table-source xlink:type="simple" xlink:href="../../Downloads/Nutrafi_MealPlan_Tracker%20-%2009Jan26.xlsx" table:table-name="shamma" table:mode="copy-results-only"/>
        <table:table-column table:number-columns-repeated="2"/>
        <table:table-row>
          <table:table-cell/>
          <table:table-cell table:style-name="ce1" office:value-type="string">
            <text:p>shamma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67">
            <text:p>267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46041">
            <text:p>4604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juliana" table:print="false" table:style-name="ta_extref">
        <table:table-source xlink:type="simple" xlink:href="../../Downloads/Nutrafi_MealPlan_Tracker%20-%2009Jan26.xlsx" table:table-name="juliana" table:mode="copy-results-only"/>
        <table:table-column table:number-columns-repeated="2"/>
        <table:table-row>
          <table:table-cell/>
          <table:table-cell table:style-name="ce1" office:value-type="string">
            <text:p>juliana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67">
            <text:p>267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46038">
            <text:p>4603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ghazline" table:print="false" table:style-name="ta_extref">
        <table:table-source xlink:type="simple" xlink:href="../../Downloads/Nutrafi_MealPlan_Tracker%20-%2009Jan26.xlsx" table:table-name="ghazline" table:mode="copy-results-only"/>
        <table:table-column table:number-columns-repeated="2"/>
        <table:table-row>
          <table:table-cell/>
          <table:table-cell table:style-name="ce1" office:value-type="string">
            <text:p>Ghazline</text:p>
          </table:table-cell>
        </table:table-row>
        <table:table-row>
          <table:table-cell/>
          <table:table-cell table:style-name="ce1" office:value-type="string">
            <text:p>Monthly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959.95">
            <text:p>959.95</text:p>
          </table:table-cell>
        </table:table-row>
        <table:table-row>
          <table:table-cell/>
          <table:table-cell table:style-name="ce1" office:value-type="float" office:value="47.9975">
            <text:p>47.9975</text:p>
          </table:table-cell>
        </table:table-row>
        <table:table-row>
          <table:table-cell/>
          <table:table-cell table:style-name="ce1" office:value-type="float" office:value="960">
            <text:p>960</text:p>
          </table:table-cell>
        </table:table-row>
        <table:table-row>
          <table:table-cell/>
          <table:table-cell table:style-name="ce1" office:value-type="float" office:value="46047">
            <text:p>460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4">
            <text:p>44</text:p>
          </table:table-cell>
        </table:table-row>
        <table:table-row>
          <table:table-cell/>
          <table:table-cell table:style-name="ce1" office:value-type="float" office:value="20">
            <text:p>20</text:p>
          </table:table-cell>
        </table:table-row>
      </table:table>
      <table:table table:name="'file:///home/laiba/Downloads/Nutrafi_MealPlan_Tracker%20-%2009Jan26.xlsx'#fatima Media city" table:print="false" table:style-name="ta_extref">
        <table:table-source xlink:type="simple" xlink:href="../../Downloads/Nutrafi_MealPlan_Tracker%20-%2009Jan26.xlsx" table:table-name="fatima Media city" table:mode="copy-results-only"/>
        <table:table-column table:number-columns-repeated="2"/>
        <table:table-row>
          <table:table-cell/>
          <table:table-cell table:style-name="ce1" office:value-type="string">
            <text:p>fatima Media City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67">
            <text:p>267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46048">
            <text:p>4604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Muhammad" table:print="false" table:style-name="ta_extref">
        <table:table-source xlink:type="simple" xlink:href="../../Downloads/Nutrafi_MealPlan_Tracker%20-%2009Jan26.xlsx" table:table-name="Muhammad" table:mode="copy-results-only"/>
        <table:table-column table:number-columns-repeated="2"/>
        <table:table-row>
          <table:table-cell/>
          <table:table-cell table:style-name="ce1" office:value-type="string">
            <text:p>Muhammad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79.95">
            <text:p>279.95</text:p>
          </table:table-cell>
        </table:table-row>
        <table:table-row>
          <table:table-cell/>
          <table:table-cell table:style-name="ce1" office:value-type="float" office:value="13.9975">
            <text:p>13.9975</text:p>
          </table:table-cell>
        </table:table-row>
        <table:table-row>
          <table:table-cell/>
          <table:table-cell table:style-name="ce1" office:value-type="float" office:value="280">
            <text:p>280</text:p>
          </table:table-cell>
        </table:table-row>
        <table:table-row>
          <table:table-cell/>
          <table:table-cell table:style-name="ce1" office:value-type="float" office:value="46048">
            <text:p>4604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Saif" table:print="false" table:style-name="ta_extref">
        <table:table-source xlink:type="simple" xlink:href="../../Downloads/Nutrafi_MealPlan_Tracker%20-%2009Jan26.xlsx" table:table-name="Saif" table:mode="copy-results-only"/>
        <table:table-column table:number-columns-repeated="2"/>
        <table:table-row>
          <table:table-cell/>
          <table:table-cell table:style-name="ce1" office:value-type="string">
            <text:p>Saif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79.95">
            <text:p>279.95</text:p>
          </table:table-cell>
        </table:table-row>
        <table:table-row>
          <table:table-cell/>
          <table:table-cell table:style-name="ce1" office:value-type="float" office:value="13.9975">
            <text:p>13.9975</text:p>
          </table:table-cell>
        </table:table-row>
        <table:table-row>
          <table:table-cell/>
          <table:table-cell table:style-name="ce1" office:value-type="float" office:value="280">
            <text:p>280</text:p>
          </table:table-cell>
        </table:table-row>
        <table:table-row>
          <table:table-cell/>
          <table:table-cell table:style-name="ce1" office:value-type="float" office:value="46048">
            <text:p>4604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table table:name="'file:///home/laiba/Downloads/Nutrafi_MealPlan_Tracker%20-%2009Jan26.xlsx'#Saud" table:print="false" table:style-name="ta_extref">
        <table:table-source xlink:type="simple" xlink:href="../../Downloads/Nutrafi_MealPlan_Tracker%20-%2009Jan26.xlsx" table:table-name="Saud" table:mode="copy-results-only"/>
        <table:table-column table:number-columns-repeated="2"/>
        <table:table-row>
          <table:table-cell/>
          <table:table-cell table:style-name="ce1" office:value-type="string">
            <text:p>Saud</text:p>
          </table:table-cell>
        </table:table-row>
        <table:table-row>
          <table:table-cell/>
          <table:table-cell table:style-name="ce1" office:value-type="string">
            <text:p>Weekly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279.95">
            <text:p>279.95</text:p>
          </table:table-cell>
        </table:table-row>
        <table:table-row>
          <table:table-cell/>
          <table:table-cell table:style-name="ce1" office:value-type="float" office:value="13.9975">
            <text:p>13.9975</text:p>
          </table:table-cell>
        </table:table-row>
        <table:table-row>
          <table:table-cell/>
          <table:table-cell table:style-name="ce1" office:value-type="float" office:value="280">
            <text:p>280</text:p>
          </table:table-cell>
        </table:table-row>
        <table:table-row>
          <table:table-cell/>
          <table:table-cell table:style-name="ce1" office:value-type="float" office:value="46048">
            <text:p>4604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4">
      <number:day/>
      <number:text>-</number:text>
      <number:month number:textual="true"/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1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date-style style:name="N20121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14" style:display-name="ConditionalStyle_214" style:family="table-cell" style:parent-style-name="Default">
      <style:table-cell-properties fo:background-color="#ff5f53" fo:border="0.74pt solid #000000"/>
      <style:text-properties fo:color="#000000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21:53:50.937716925</meta:creation-date>
    <dc:date>2026-02-14T21:54:13.469860763</dc:date>
    <meta:editing-duration>PT23S</meta:editing-duration>
    <meta:editing-cycles>1</meta:editing-cycles>
    <meta:document-statistic meta:table-count="1" meta:cell-count="451" meta:object-count="0"/>
    <meta:generator>LibreOffice/7.3.7.2$Linux_X86_64 LibreOffice_project/30$Build-2</meta:generator>
  </office:meta>
</office:document-meta>
</file>